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99ff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99ff99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99ff99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6a7f5" officeooo:paragraph-rsid="0026a7f5"/>
    </style:style>
    <style:style style:name="P2" style:family="paragraph" style:parent-style-name="Standard">
      <style:text-properties officeooo:rsid="00288d12" officeooo:paragraph-rsid="00288d12"/>
    </style:style>
    <style:style style:name="P3" style:family="paragraph" style:parent-style-name="Standard">
      <style:text-properties officeooo:rsid="002a136f" officeooo:paragraph-rsid="002a136f"/>
    </style:style>
    <style:style style:name="P4" style:family="paragraph" style:parent-style-name="Standard">
      <style:text-properties officeooo:rsid="0026a7f5" officeooo:paragraph-rsid="0026a7f5"/>
    </style:style>
    <style:style style:name="P5" style:family="paragraph" style:parent-style-name="Standard">
      <style:text-properties officeooo:rsid="0026a7f5" officeooo:paragraph-rsid="002bf7ba"/>
    </style:style>
    <style:style style:name="P6" style:family="paragraph" style:parent-style-name="Standard">
      <style:text-properties officeooo:rsid="002bf7ba" officeooo:paragraph-rsid="002bf7ba"/>
    </style:style>
    <style:style style:name="P7" style:family="paragraph" style:parent-style-name="Standard">
      <style:text-properties fo:font-weight="bold" officeooo:rsid="0026a7f5" officeooo:paragraph-rsid="002bf7ba" style:font-weight-asian="bold" style:font-weight-complex="bold"/>
    </style:style>
    <style:style style:name="P8" style:family="paragraph" style:parent-style-name="Standard">
      <style:text-properties fo:color="#ff420e" fo:font-weight="bold" officeooo:rsid="0026a7f5" officeooo:paragraph-rsid="002bf7ba" style:font-weight-asian="bold" style:font-weight-complex="bold"/>
    </style:style>
    <style:style style:name="P9" style:family="paragraph" style:parent-style-name="Standard">
      <style:text-properties fo:color="#ff420e" fo:font-weight="bold" officeooo:rsid="00288d12" officeooo:paragraph-rsid="002bf7ba" style:font-weight-asian="bold" style:font-weight-complex="bold"/>
    </style:style>
    <style:style style:name="P10" style:family="paragraph" style:parent-style-name="Standard">
      <style:text-properties fo:color="#ff420e" fo:font-weight="bold" officeooo:rsid="002a136f" officeooo:paragraph-rsid="002bf7ba" style:font-weight-asian="bold" style:font-weight-complex="bold"/>
    </style:style>
    <style:style style:name="P11" style:family="paragraph" style:parent-style-name="Standard">
      <style:text-properties officeooo:rsid="00288d12" officeooo:paragraph-rsid="00288d12"/>
    </style:style>
    <style:style style:name="P12" style:family="paragraph" style:parent-style-name="Standard">
      <style:text-properties officeooo:rsid="00288d12" officeooo:paragraph-rsid="002bf7ba"/>
    </style:style>
    <style:style style:name="P13" style:family="paragraph" style:parent-style-name="Standard">
      <style:text-properties officeooo:rsid="002a136f" officeooo:paragraph-rsid="002a136f"/>
    </style:style>
    <style:style style:name="P14" style:family="paragraph" style:parent-style-name="Standard">
      <style:text-properties officeooo:rsid="002a136f" officeooo:paragraph-rsid="002bf7ba"/>
    </style:style>
    <style:style style:name="T1" style:family="text">
      <style:text-properties officeooo:rsid="002bf7ba"/>
    </style:style>
    <style:style style:name="T2" style:family="text">
      <style:text-properties officeooo:rsid="002bfb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more hidden layers gives, the better convergence <text:span text:style-name="T2">from the first epoch</text:span>.</text:p>
      <text:p text:style-name="P6">The results are like belows.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1">Tangent activation function with</text:span> 100 hidden layers <text:span text:style-name="T1">(error_tanh_100.png)</text:span></text:p>
          </table:table-cell>
        </table:table-row>
        <table:table-row>
          <table:table-cell table:style-name="Table1.A2" office:value-type="string">
            <text:p text:style-name="P5">epoch 1, minibatch 2500/2500, validation error 14.310000 %</text:p>
            <text:p text:style-name="P5"><text:s text:c="5"/>epoch 1, minibatch 2500/2500, test error of best model 15.180000 %</text:p>
            <text:p text:style-name="P5">epoch 2, minibatch 2500/2500, validation error 10.430000 %</text:p>
            <text:p text:style-name="P5"><text:s text:c="5"/>epoch 2, minibatch 2500/2500, test error of best model 10.940000 %</text:p>
            <text:p text:style-name="P5">epoch 3, minibatch 2500/2500, validation error 9.430000 %</text:p>
            <text:p text:style-name="P5"><text:s text:c="5"/>epoch 3, minibatch 2500/2500, test error of best model 9.750000 %</text:p>
            <text:p text:style-name="P5">epoch 4, minibatch 2500/2500, validation error 9.000000 %</text:p>
            <text:p text:style-name="P5"><text:s text:c="5"/>epoch 4, minibatch 2500/2500, test error of best model 9.150000 %</text:p>
            <text:p text:style-name="P5">epoch 5, minibatch 2500/2500, validation error 8.410000 %</text:p>
            <text:p text:style-name="P5"><text:s text:c="5"/>epoch 5, minibatch 2500/2500, test error of best model 8.610000 %</text:p>
            <text:p text:style-name="P5">epoch 6, minibatch 2500/2500, validation error 8.200000 %</text:p>
            <text:p text:style-name="P5"><text:s text:c="5"/>epoch 6, minibatch 2500/2500, test error of best model 8.360000 %</text:p>
            <text:p text:style-name="P5">epoch 7, minibatch 2500/2500, validation error 7.790000 %</text:p>
            <text:p text:style-name="P5"><text:s text:c="5"/>epoch 7, minibatch 2500/2500, test error of best model 8.090000 %</text:p>
            <text:p text:style-name="P5">epoch 8, minibatch 2500/2500, validation error 7.600000 %</text:p>
            <text:p text:style-name="P5"><text:s text:c="5"/>epoch 8, minibatch 2500/2500, test error of best model 7.830000 %</text:p>
            <text:p text:style-name="P5">epoch 9, minibatch 2500/2500, validation error 7.500000 %</text:p>
            <text:p text:style-name="P5"><text:s text:c="5"/>epoch 9, minibatch 2500/2500, test error of best model 7.720000 %</text:p>
            <text:p text:style-name="P5">epoch 10, minibatch 2500/2500, validation error 7.230000 %</text:p>
            <text:p text:style-name="P5"><text:s text:c="5"/>epoch 10, minibatch 2500/2500, test error of best model 7.500000 %</text:p>
            <text:p text:style-name="P5">epoch 11, minibatch 2500/2500, validation error 7.090000 %</text:p>
            <text:p text:style-name="P5"><text:s text:c="5"/>epoch 11, minibatch 2500/2500, test error of best model 7.360000 %</text:p>
            <text:p text:style-name="P5">epoch 12, minibatch 2500/2500, validation error 6.940000 %</text:p>
            <text:p text:style-name="P5"><text:s text:c="5"/>epoch 12, minibatch 2500/2500, test error of best model 7.250000 %</text:p>
            <text:p text:style-name="P5">epoch 13, minibatch 2500/2500, validation error 6.760000 %</text:p>
            <text:p text:style-name="P5"><text:s text:c="5"/>epoch 13, minibatch 2500/2500, test error of best model 7.050000 %</text:p>
            <text:p text:style-name="P5">epoch 14, minibatch 2500/2500, validation error 6.630000 %</text:p>
            <text:p text:style-name="P5"><text:s text:c="5"/>epoch 14, minibatch 2500/2500, test error of best model 6.940000 %</text:p>
            <text:p text:style-name="P5">epoch 15, minibatch 2500/2500, validation error 6.600000 %</text:p>
            <text:p text:style-name="P5"><text:s text:c="5"/>epoch 15, minibatch 2500/2500, test error of best model 6.910000 %</text:p>
            <text:p text:style-name="P5">epoch 16, minibatch 2500/2500, validation error 6.430000 %</text:p>
            <text:p text:style-name="P5"><text:s text:c="5"/>epoch 16, minibatch 2500/2500, test error of best model 6.780000 %</text:p>
            <text:p text:style-name="P5">epoch 17, minibatch 2500/2500, validation error 6.280000 %</text:p>
            <text:p text:style-name="P5"><text:s text:c="5"/>epoch 17, minibatch 2500/2500, test error of best model 6.750000 %</text:p>
            <text:p text:style-name="P5">epoch 18, minibatch 2500/2500, validation error 6.220000 %</text:p>
            <text:p text:style-name="P5"><text:s text:c="5"/>epoch 18, minibatch 2500/2500, test error of best model 6.620000 %</text:p>
            <text:p text:style-name="P5">epoch 19, minibatch 2500/2500, validation error 6.120000 %</text:p>
            <text:p text:style-name="P5"><text:s text:c="5"/>epoch 19, minibatch 2500/2500, test error of best model 6.510000 %</text:p>
            <text:p text:style-name="P5">epoch 20, minibatch 2500/2500, validation error 5.980000 %</text:p>
            <text:p text:style-name="P5"><text:s text:c="5"/>epoch 20, minibatch 2500/2500, test error of best model 6.490000 %</text:p>
            <text:p text:style-name="P5">epoch 21, minibatch 2500/2500, validation error 6.030000 %</text:p>
            <text:p text:style-name="P5">epoch 22, minibatch 2500/2500, validation error 5.930000 %</text:p>
            <text:p text:style-name="P5"><text:s text:c="5"/>epoch 22, minibatch 2500/2500, test error of best model 6.360000 %</text:p>
            <text:p text:style-name="P5">epoch 23, minibatch 2500/2500, validation error 5.780000 %</text:p>
            <text:p text:style-name="P5"><text:s text:c="5"/>epoch 23, minibatch 2500/2500, test error of best model 6.190000 %</text:p>
            <text:p text:style-name="P5">epoch 24, minibatch 2500/2500, validation error 5.770000 %</text:p>
            <text:p text:style-name="P5"><text:s text:c="5"/>epoch 24, minibatch 2500/2500, test error of best model 6.180000 %</text:p>
            <text:p text:style-name="P5"><text:soft-page-break/>epoch 25, minibatch 2500/2500, validation error 5.610000 %</text:p>
            <text:p text:style-name="P5"><text:s text:c="5"/>epoch 25, minibatch 2500/2500, test error of best model 6.110000 %</text:p>
            <text:p text:style-name="P5">epoch 26, minibatch 2500/2500, validation error 5.540000 %</text:p>
            <text:p text:style-name="P5"><text:s text:c="5"/>epoch 26, minibatch 2500/2500, test error of best model 6.130000 %</text:p>
            <text:p text:style-name="P5">epoch 27, minibatch 2500/2500, validation error 5.580000 %</text:p>
            <text:p text:style-name="P5">epoch 28, minibatch 2500/2500, validation error 5.470000 %</text:p>
            <text:p text:style-name="P5"><text:s text:c="5"/>epoch 28, minibatch 2500/2500, test error of best model 5.880000 %</text:p>
            <text:p text:style-name="P5">epoch 29, minibatch 2500/2500, validation error 5.400000 %</text:p>
            <text:p text:style-name="P5"><text:s text:c="5"/>epoch 29, minibatch 2500/2500, test error of best model 5.980000 %</text:p>
            <text:p text:style-name="P5">epoch 30, minibatch 2500/2500, validation error 5.410000 %</text:p>
            <text:p text:style-name="P5">epoch 31, minibatch 2500/2500, validation error 5.300000 %</text:p>
            <text:p text:style-name="P5"><text:s text:c="5"/>epoch 31, minibatch 2500/2500, test error of best model 5.800000 %</text:p>
            <text:p text:style-name="P5">epoch 32, minibatch 2500/2500, validation error 5.220000 %</text:p>
            <text:p text:style-name="P5"><text:s text:c="5"/>epoch 32, minibatch 2500/2500, test error of best model 5.830000 %</text:p>
            <text:p text:style-name="P5">epoch 33, minibatch 2500/2500, validation error 5.220000 %</text:p>
            <text:p text:style-name="P5">epoch 34, minibatch 2500/2500, validation error 5.070000 %</text:p>
            <text:p text:style-name="P5"><text:s text:c="5"/>epoch 34, minibatch 2500/2500, test error of best model 5.680000 %</text:p>
            <text:p text:style-name="P5">epoch 35, minibatch 2500/2500, validation error 5.070000 %</text:p>
            <text:p text:style-name="P5">epoch 36, minibatch 2500/2500, validation error 5.040000 %</text:p>
            <text:p text:style-name="P5"><text:s text:c="5"/>epoch 36, minibatch 2500/2500, test error of best model 5.500000 %</text:p>
            <text:p text:style-name="P5">epoch 37, minibatch 2500/2500, validation error 5.010000 %</text:p>
            <text:p text:style-name="P5"><text:s text:c="5"/>epoch 37, minibatch 2500/2500, test error of best model 5.550000 %</text:p>
            <text:p text:style-name="P5">epoch 38, minibatch 2500/2500, validation error 4.970000 %</text:p>
            <text:p text:style-name="P5"><text:s text:c="5"/>epoch 38, minibatch 2500/2500, test error of best model 5.490000 %</text:p>
            <text:p text:style-name="P5">epoch 39, minibatch 2500/2500, validation error 5.010000 %</text:p>
            <text:p text:style-name="P5">epoch 40, minibatch 2500/2500, validation error 4.910000 %</text:p>
            <text:p text:style-name="P5"><text:s text:c="5"/>epoch 40, minibatch 2500/2500, test error of best model 5.420000 %</text:p>
            <text:p text:style-name="P5">epoch 41, minibatch 2500/2500, validation error 4.880000 %</text:p>
            <text:p text:style-name="P5"><text:s text:c="5"/>epoch 41, minibatch 2500/2500, test error of best model 5.360000 %</text:p>
            <text:p text:style-name="P5">epoch 42, minibatch 2500/2500, validation error 4.800000 %</text:p>
            <text:p text:style-name="P5"><text:s text:c="5"/>epoch 42, minibatch 2500/2500, test error of best model 5.370000 %</text:p>
            <text:p text:style-name="P5">epoch 43, minibatch 2500/2500, validation error 4.790000 %</text:p>
            <text:p text:style-name="P5"><text:s text:c="5"/>epoch 43, minibatch 2500/2500, test error of best model 5.290000 %</text:p>
            <text:p text:style-name="P5">epoch 44, minibatch 2500/2500, validation error 4.740000 %</text:p>
            <text:p text:style-name="P5"><text:s text:c="5"/>epoch 44, minibatch 2500/2500, test error of best model 5.350000 %</text:p>
            <text:p text:style-name="P5">epoch 45, minibatch 2500/2500, validation error 4.750000 %</text:p>
            <text:p text:style-name="P5">epoch 46, minibatch 2500/2500, validation error 4.630000 %</text:p>
            <text:p text:style-name="P5"><text:s text:c="5"/>epoch 46, minibatch 2500/2500, test error of best model 5.240000 %</text:p>
            <text:p text:style-name="P5">epoch 47, minibatch 2500/2500, validation error 4.680000 %</text:p>
            <text:p text:style-name="P5">epoch 48, minibatch 2500/2500, validation error 4.540000 %</text:p>
            <text:p text:style-name="P5"><text:s text:c="5"/>epoch 48, minibatch 2500/2500, test error of best model 5.200000 %</text:p>
            <text:p text:style-name="P5">epoch 49, minibatch 2500/2500, validation error 4.590000 %</text:p>
            <text:p text:style-name="P5">epoch 50, minibatch 2500/2500, validation error 4.550000 %</text:p>
            <text:p text:style-name="P5">epoch 51, minibatch 2500/2500, validation error 4.580000 %</text:p>
            <text:p text:style-name="P5">epoch 52, minibatch 2500/2500, validation error 4.530000 %</text:p>
            <text:p text:style-name="P5"><text:s text:c="5"/>epoch 52, minibatch 2500/2500, test error of best model 5.080000 %</text:p>
            <text:p text:style-name="P5">epoch 53, minibatch 2500/2500, validation error 4.460000 %</text:p>
            <text:p text:style-name="P5"><text:s text:c="5"/>epoch 53, minibatch 2500/2500, test error of best model 5.120000 %</text:p>
            <text:p text:style-name="P5">epoch 54, minibatch 2500/2500, validation error 4.460000 %</text:p>
            <text:p text:style-name="P5">epoch 55, minibatch 2500/2500, validation error 4.450000 %</text:p>
            <text:p text:style-name="P5"><text:s text:c="5"/>epoch 55, minibatch 2500/2500, test error of best model 4.930000 %</text:p>
            <text:p text:style-name="P5">epoch 56, minibatch 2500/2500, validation error 4.450000 %</text:p>
            <text:p text:style-name="P5"><text:soft-page-break/>epoch 57, minibatch 2500/2500, validation error 4.400000 %</text:p>
            <text:p text:style-name="P5"><text:s text:c="5"/>epoch 57, minibatch 2500/2500, test error of best model 4.990000 %</text:p>
            <text:p text:style-name="P5">epoch 58, minibatch 2500/2500, validation error 4.430000 %</text:p>
            <text:p text:style-name="P5">epoch 59, minibatch 2500/2500, validation error 4.430000 %</text:p>
            <text:p text:style-name="P5">epoch 60, minibatch 2500/2500, validation error 4.400000 %</text:p>
            <text:p text:style-name="P5">epoch 61, minibatch 2500/2500, validation error 4.300000 %</text:p>
            <text:p text:style-name="P5"><text:s text:c="5"/>epoch 61, minibatch 2500/2500, test error of best model 4.880000 %</text:p>
            <text:p text:style-name="P5">epoch 62, minibatch 2500/2500, validation error 4.290000 %</text:p>
            <text:p text:style-name="P5"><text:s text:c="5"/>epoch 62, minibatch 2500/2500, test error of best model 4.870000 %</text:p>
            <text:p text:style-name="P5">epoch 63, minibatch 2500/2500, validation error 4.270000 %</text:p>
            <text:p text:style-name="P5"><text:s text:c="5"/>epoch 63, minibatch 2500/2500, test error of best model 4.860000 %</text:p>
            <text:p text:style-name="P5">epoch 64, minibatch 2500/2500, validation error 4.310000 %</text:p>
            <text:p text:style-name="P5">epoch 65, minibatch 2500/2500, validation error 4.210000 %</text:p>
            <text:p text:style-name="P5"><text:s text:c="5"/>epoch 65, minibatch 2500/2500, test error of best model 4.730000 %</text:p>
            <text:p text:style-name="P5">epoch 66, minibatch 2500/2500, validation error 4.280000 %</text:p>
            <text:p text:style-name="P5">epoch 67, minibatch 2500/2500, validation error 4.170000 %</text:p>
            <text:p text:style-name="P5"><text:s text:c="5"/>epoch 67, minibatch 2500/2500, test error of best model 4.720000 %</text:p>
            <text:p text:style-name="P5">epoch 68, minibatch 2500/2500, validation error 4.270000 %</text:p>
            <text:p text:style-name="P5">epoch 69, minibatch 2500/2500, validation error 4.230000 %</text:p>
            <text:p text:style-name="P5">epoch 70, minibatch 2500/2500, validation error 4.200000 %</text:p>
            <text:p text:style-name="P5">epoch 71, minibatch 2500/2500, validation error 4.220000 %</text:p>
            <text:p text:style-name="P5">epoch 72, minibatch 2500/2500, validation error 4.210000 %</text:p>
            <text:p text:style-name="P5">epoch 73, minibatch 2500/2500, validation error 4.130000 %</text:p>
            <text:p text:style-name="P5"><text:s text:c="5"/>epoch 73, minibatch 2500/2500, test error of best model 4.680000 %</text:p>
            <text:p text:style-name="P5">epoch 74, minibatch 2500/2500, validation error 4.210000 %</text:p>
            <text:p text:style-name="P5">epoch 75, minibatch 2500/2500, validation error 4.140000 %</text:p>
            <text:p text:style-name="P5">epoch 76, minibatch 2500/2500, validation error 4.140000 %</text:p>
            <text:p text:style-name="P5">epoch 77, minibatch 2500/2500, validation error 4.160000 %</text:p>
            <text:p text:style-name="P5">epoch 78, minibatch 2500/2500, validation error 4.080000 %</text:p>
            <text:p text:style-name="P5"><text:s text:c="5"/>epoch 78, minibatch 2500/2500, test error of best model 4.590000 %</text:p>
            <text:p text:style-name="P5">epoch 79, minibatch 2500/2500, validation error 4.080000 %</text:p>
            <text:p text:style-name="P5"><text:s text:c="5"/>epoch 79, minibatch 2500/2500, test error of best model 4.610000 %</text:p>
            <text:p text:style-name="P5">epoch 80, minibatch 2500/2500, validation error 4.080000 %</text:p>
            <text:p text:style-name="P5">epoch 81, minibatch 2500/2500, validation error 4.060000 %</text:p>
            <text:p text:style-name="P5"><text:s text:c="5"/>epoch 81, minibatch 2500/2500, test error of best model 4.580000 %</text:p>
            <text:p text:style-name="P5">epoch 82, minibatch 2500/2500, validation error 4.030000 %</text:p>
            <text:p text:style-name="P5"><text:s text:c="5"/>epoch 82, minibatch 2500/2500, test error of best model 4.570000 %</text:p>
            <text:p text:style-name="P5">epoch 83, minibatch 2500/2500, validation error 4.000000 %</text:p>
            <text:p text:style-name="P5"><text:s text:c="5"/>epoch 83, minibatch 2500/2500, test error of best model 4.560000 %</text:p>
            <text:p text:style-name="P5">epoch 84, minibatch 2500/2500, validation error 4.030000 %</text:p>
            <text:p text:style-name="P5">epoch 85, minibatch 2500/2500, validation error 4.030000 %</text:p>
            <text:p text:style-name="P5">epoch 86, minibatch 2500/2500, validation error 4.020000 %</text:p>
            <text:p text:style-name="P5">epoch 87, minibatch 2500/2500, validation error 4.050000 %</text:p>
            <text:p text:style-name="P5">epoch 88, minibatch 2500/2500, validation error 4.030000 %</text:p>
            <text:p text:style-name="P5">epoch 89, minibatch 2500/2500, validation error 4.020000 %</text:p>
            <text:p text:style-name="P5">epoch 90, minibatch 2500/2500, validation error 3.990000 %</text:p>
            <text:p text:style-name="P5"><text:s text:c="5"/>epoch 90, minibatch 2500/2500, test error of best model 4.430000 %</text:p>
            <text:p text:style-name="P5">epoch 91, minibatch 2500/2500, validation error 3.970000 %</text:p>
            <text:p text:style-name="P5"><text:s text:c="5"/>epoch 91, minibatch 2500/2500, test error of best model 4.400000 %</text:p>
            <text:p text:style-name="P5">epoch 92, minibatch 2500/2500, validation error 3.960000 %</text:p>
            <text:p text:style-name="P5"><text:s text:c="5"/>epoch 92, minibatch 2500/2500, test error of best model 4.380000 %</text:p>
            <text:p text:style-name="P5">epoch 93, minibatch 2500/2500, validation error 3.980000 %</text:p>
            <text:p text:style-name="P5"><text:soft-page-break/>epoch 94, minibatch 2500/2500, validation error 3.940000 %</text:p>
            <text:p text:style-name="P5"><text:s text:c="5"/>epoch 94, minibatch 2500/2500, test error of best model 4.380000 %</text:p>
            <text:p text:style-name="P5">epoch 95, minibatch 2500/2500, validation error 3.930000 %</text:p>
            <text:p text:style-name="P5"><text:s text:c="5"/>epoch 95, minibatch 2500/2500, test error of best model 4.400000 %</text:p>
            <text:p text:style-name="P5">epoch 96, minibatch 2500/2500, validation error 3.920000 %</text:p>
            <text:p text:style-name="P5"><text:s text:c="5"/>epoch 96, minibatch 2500/2500, test error of best model 4.440000 %</text:p>
            <text:p text:style-name="P5">epoch 97, minibatch 2500/2500, validation error 3.890000 %</text:p>
            <text:p text:style-name="P5"><text:s text:c="5"/>epoch 97, minibatch 2500/2500, test error of best model 4.370000 %</text:p>
            <text:p text:style-name="P5">epoch 98, minibatch 2500/2500, validation error 3.970000 %</text:p>
            <text:p text:style-name="P5">epoch 99, minibatch 2500/2500, validation error 3.930000 %</text:p>
            <text:p text:style-name="P5">epoch 100, minibatch 2500/2500, validation error 3.990000 %</text:p>
            <text:p text:style-name="P5">epoch 101, minibatch 2500/2500, validation error 3.930000 %</text:p>
            <text:p text:style-name="P5">epoch 102, minibatch 2500/2500, validation error 3.800000 %</text:p>
            <text:p text:style-name="P5"><text:s text:c="5"/>epoch 102, minibatch 2500/2500, test error of best model 4.350000 %</text:p>
            <text:p text:style-name="P5">epoch 103, minibatch 2500/2500, validation error 3.960000 %</text:p>
            <text:p text:style-name="P5">epoch 104, minibatch 2500/2500, validation error 3.880000 %</text:p>
            <text:p text:style-name="P5">epoch 105, minibatch 2500/2500, validation error 3.860000 %</text:p>
            <text:p text:style-name="P5">epoch 106, minibatch 2500/2500, validation error 3.860000 %</text:p>
            <text:p text:style-name="P5">epoch 107, minibatch 2500/2500, validation error 3.930000 %</text:p>
            <text:p text:style-name="P5">epoch 108, minibatch 2500/2500, validation error 3.870000 %</text:p>
            <text:p text:style-name="P5">epoch 109, minibatch 2500/2500, validation error 3.840000 %</text:p>
            <text:p text:style-name="P5">epoch 110, minibatch 2500/2500, validation error 3.850000 %</text:p>
            <text:p text:style-name="P5">epoch 111, minibatch 2500/2500, validation error 3.830000 %</text:p>
            <text:p text:style-name="P5">epoch 112, minibatch 2500/2500, validation error 3.790000 %</text:p>
            <text:p text:style-name="P5"><text:s text:c="5"/>epoch 112, minibatch 2500/2500, test error of best model 4.210000 %</text:p>
            <text:p text:style-name="P5">epoch 113, minibatch 2500/2500, validation error 3.790000 %</text:p>
            <text:p text:style-name="P5">epoch 114, minibatch 2500/2500, validation error 3.850000 %</text:p>
            <text:p text:style-name="P5">epoch 115, minibatch 2500/2500, validation error 3.860000 %</text:p>
            <text:p text:style-name="P5">epoch 116, minibatch 2500/2500, validation error 3.800000 %</text:p>
            <text:p text:style-name="P5">epoch 117, minibatch 2500/2500, validation error 3.780000 %</text:p>
            <text:p text:style-name="P5"><text:s text:c="5"/>epoch 117, minibatch 2500/2500, test error of best model 4.130000 %</text:p>
            <text:p text:style-name="P5">epoch 118, minibatch 2500/2500, validation error 3.780000 %</text:p>
            <text:p text:style-name="P5">epoch 119, minibatch 2500/2500, validation error 3.750000 %</text:p>
            <text:p text:style-name="P5"><text:s text:c="5"/>epoch 119, minibatch 2500/2500, test error of best model 4.200000 %</text:p>
            <text:p text:style-name="P5">epoch 120, minibatch 2500/2500, validation error 3.840000 %</text:p>
            <text:p text:style-name="P5">epoch 121, minibatch 2500/2500, validation error 3.730000 %</text:p>
            <text:p text:style-name="P5"><text:s text:c="5"/>epoch 121, minibatch 2500/2500, test error of best model 4.180000 %</text:p>
            <text:p text:style-name="P5">epoch 122, minibatch 2500/2500, validation error 3.760000 %</text:p>
            <text:p text:style-name="P5">epoch 123, minibatch 2500/2500, validation error 3.810000 %</text:p>
            <text:p text:style-name="P5">epoch 124, minibatch 2500/2500, validation error 3.820000 %</text:p>
            <text:p text:style-name="P5">epoch 125, minibatch 2500/2500, validation error 3.820000 %</text:p>
            <text:p text:style-name="P5">epoch 126, minibatch 2500/2500, validation error 3.670000 %</text:p>
            <text:p text:style-name="P5"><text:s text:c="5"/>epoch 126, minibatch 2500/2500, test error of best model 4.140000 %</text:p>
            <text:p text:style-name="P5">epoch 127, minibatch 2500/2500, validation error 3.720000 %</text:p>
            <text:p text:style-name="P5">epoch 128, minibatch 2500/2500, validation error 3.780000 %</text:p>
            <text:p text:style-name="P5">epoch 129, minibatch 2500/2500, validation error 3.710000 %</text:p>
            <text:p text:style-name="P5">epoch 130, minibatch 2500/2500, validation error 3.750000 %</text:p>
            <text:p text:style-name="P5">epoch 131, minibatch 2500/2500, validation error 3.720000 %</text:p>
            <text:p text:style-name="P5">epoch 132, minibatch 2500/2500, validation error 3.730000 %</text:p>
            <text:p text:style-name="P5">epoch 133, minibatch 2500/2500, validation error 3.710000 %</text:p>
            <text:p text:style-name="P5">epoch 134, minibatch 2500/2500, validation error 3.670000 %</text:p>
            <text:p text:style-name="P5">epoch 135, minibatch 2500/2500, validation error 3.730000 %</text:p>
            <text:p text:style-name="P5"><text:soft-page-break/>epoch 136, minibatch 2500/2500, validation error 3.720000 %</text:p>
            <text:p text:style-name="P5">epoch 137, minibatch 2500/2500, validation error 3.750000 %</text:p>
            <text:p text:style-name="P5">epoch 138, minibatch 2500/2500, validation error 3.720000 %</text:p>
            <text:p text:style-name="P5">epoch 139, minibatch 2500/2500, validation error 3.670000 %</text:p>
            <text:p text:style-name="P5">epoch 140, minibatch 2500/2500, validation error 3.690000 %</text:p>
            <text:p text:style-name="P5">epoch 141, minibatch 2500/2500, validation error 3.690000 %</text:p>
            <text:p text:style-name="P5">epoch 142, minibatch 2500/2500, validation error 3.730000 %</text:p>
            <text:p text:style-name="P5">epoch 143, minibatch 2500/2500, validation error 3.680000 %</text:p>
            <text:p text:style-name="P5">epoch 144, minibatch 2500/2500, validation error 3.670000 %</text:p>
            <text:p text:style-name="P5">epoch 145, minibatch 2500/2500, validation error 3.660000 %</text:p>
            <text:p text:style-name="P5"><text:s text:c="5"/>epoch 145, minibatch 2500/2500, test error of best model 4.010000 %</text:p>
            <text:p text:style-name="P5">epoch 146, minibatch 2500/2500, validation error 3.680000 %</text:p>
            <text:p text:style-name="P5">epoch 147, minibatch 2500/2500, validation error 3.720000 %</text:p>
            <text:p text:style-name="P5">epoch 148, minibatch 2500/2500, validation error 3.690000 %</text:p>
            <text:p text:style-name="P5">epoch 149, minibatch 2500/2500, validation error 3.720000 %</text:p>
            <text:p text:style-name="P5">epoch 150, minibatch 2500/2500, validation error 3.720000 %</text:p>
            <text:p text:style-name="P5">epoch 151, minibatch 2500/2500, validation error 3.700000 %</text:p>
            <text:p text:style-name="P5">epoch 152, minibatch 2500/2500, validation error 3.650000 %</text:p>
            <text:p text:style-name="P5"><text:s text:c="5"/>epoch 152, minibatch 2500/2500, test error of best model 3.930000 %</text:p>
            <text:p text:style-name="P5">epoch 153, minibatch 2500/2500, validation error 3.670000 %</text:p>
            <text:p text:style-name="P5">epoch 154, minibatch 2500/2500, validation error 3.660000 %</text:p>
            <text:p text:style-name="P5">epoch 155, minibatch 2500/2500, validation error 3.680000 %</text:p>
            <text:p text:style-name="P5">epoch 156, minibatch 2500/2500, validation error 3.700000 %</text:p>
            <text:p text:style-name="P5">epoch 157, minibatch 2500/2500, validation error 3.740000 %</text:p>
            <text:p text:style-name="P5">epoch 158, minibatch 2500/2500, validation error 3.630000 %</text:p>
            <text:p text:style-name="P5"><text:s text:c="5"/>epoch 158, minibatch 2500/2500, test error of best model 3.950000 %</text:p>
            <text:p text:style-name="P5">epoch 159, minibatch 2500/2500, validation error 3.670000 %</text:p>
            <text:p text:style-name="P5">epoch 160, minibatch 2500/2500, validation error 3.670000 %</text:p>
            <text:p text:style-name="P5">epoch 161, minibatch 2500/2500, validation error 3.630000 %</text:p>
            <text:p text:style-name="P5">epoch 162, minibatch 2500/2500, validation error 3.640000 %</text:p>
            <text:p text:style-name="P5">epoch 163, minibatch 2500/2500, validation error 3.690000 %</text:p>
            <text:p text:style-name="P5">epoch 164, minibatch 2500/2500, validation error 3.650000 %</text:p>
            <text:p text:style-name="P5">epoch 165, minibatch 2500/2500, validation error 3.650000 %</text:p>
            <text:p text:style-name="P5">epoch 166, minibatch 2500/2500, validation error 3.680000 %</text:p>
            <text:p text:style-name="P5">epoch 167, minibatch 2500/2500, validation error 3.650000 %</text:p>
            <text:p text:style-name="P5">epoch 168, minibatch 2500/2500, validation error 3.620000 %</text:p>
            <text:p text:style-name="P5"><text:s text:c="5"/>epoch 168, minibatch 2500/2500, test error of best model 3.870000 %</text:p>
            <text:p text:style-name="P5">epoch 169, minibatch 2500/2500, validation error 3.680000 %</text:p>
            <text:p text:style-name="P5">epoch 170, minibatch 2500/2500, validation error 3.660000 %</text:p>
            <text:p text:style-name="P5">epoch 171, minibatch 2500/2500, validation error 3.600000 %</text:p>
            <text:p text:style-name="P5"><text:s text:c="5"/>epoch 171, minibatch 2500/2500, test error of best model 3.920000 %</text:p>
            <text:p text:style-name="P5">epoch 172, minibatch 2500/2500, validation error 3.580000 %</text:p>
            <text:p text:style-name="P5"><text:s text:c="5"/>epoch 172, minibatch 2500/2500, test error of best model 3.940000 %</text:p>
            <text:p text:style-name="P5">epoch 173, minibatch 2500/2500, validation error 3.610000 %</text:p>
            <text:p text:style-name="P5">epoch 174, minibatch 2500/2500, validation error 3.630000 %</text:p>
            <text:p text:style-name="P5">epoch 175, minibatch 2500/2500, validation error 3.620000 %</text:p>
            <text:p text:style-name="P5">epoch 176, minibatch 2500/2500, validation error 3.630000 %</text:p>
            <text:p text:style-name="P5">epoch 177, minibatch 2500/2500, validation error 3.620000 %</text:p>
            <text:p text:style-name="P5">epoch 178, minibatch 2500/2500, validation error 3.660000 %</text:p>
            <text:p text:style-name="P5">epoch 179, minibatch 2500/2500, validation error 3.670000 %</text:p>
            <text:p text:style-name="P5">epoch 180, minibatch 2500/2500, validation error 3.650000 %</text:p>
            <text:p text:style-name="P5">epoch 181, minibatch 2500/2500, validation error 3.610000 %</text:p>
            <text:p text:style-name="P5"><text:soft-page-break/>epoch 182, minibatch 2500/2500, validation error 3.670000 %</text:p>
            <text:p text:style-name="P5">epoch 183, minibatch 2500/2500, validation error 3.630000 %</text:p>
            <text:p text:style-name="P5">epoch 184, minibatch 2500/2500, validation error 3.560000 %</text:p>
            <text:p text:style-name="P5"><text:s text:c="5"/>epoch 184, minibatch 2500/2500, test error of best model 3.890000 %</text:p>
            <text:p text:style-name="P5">epoch 185, minibatch 2500/2500, validation error 3.620000 %</text:p>
            <text:p text:style-name="P5">epoch 186, minibatch 2500/2500, validation error 3.620000 %</text:p>
            <text:p text:style-name="P5">epoch 187, minibatch 2500/2500, validation error 3.590000 %</text:p>
            <text:p text:style-name="P5">epoch 188, minibatch 2500/2500, validation error 3.530000 %</text:p>
            <text:p text:style-name="P5"><text:s text:c="5"/>epoch 188, minibatch 2500/2500, test error of best model 3.880000 %</text:p>
            <text:p text:style-name="P5">epoch 189, minibatch 2500/2500, validation error 3.590000 %</text:p>
            <text:p text:style-name="P5">epoch 190, minibatch 2500/2500, validation error 3.580000 %</text:p>
            <text:p text:style-name="P5">epoch 191, minibatch 2500/2500, validation error 3.600000 %</text:p>
            <text:p text:style-name="P5">epoch 192, minibatch 2500/2500, validation error 3.560000 %</text:p>
            <text:p text:style-name="P5">epoch 193, minibatch 2500/2500, validation error 3.590000 %</text:p>
            <text:p text:style-name="P5">epoch 194, minibatch 2500/2500, validation error 3.580000 %</text:p>
            <text:p text:style-name="P5">epoch 195, minibatch 2500/2500, validation error 3.560000 %</text:p>
            <text:p text:style-name="P5">epoch 196, minibatch 2500/2500, validation error 3.580000 %</text:p>
            <text:p text:style-name="P5">epoch 197, minibatch 2500/2500, validation error 3.560000 %</text:p>
            <text:p text:style-name="P5">epoch 198, minibatch 2500/2500, validation error 3.590000 %</text:p>
            <text:p text:style-name="P5">epoch 199, minibatch 2500/2500, validation error 3.600000 %</text:p>
            <text:p text:style-name="P5">The code for file problem_15.py ran for 51.19m</text:p>
            <text:p text:style-name="P5">epoch 200, minibatch 2500/2500, validation error 3.610000 %</text:p>
            <text:p text:style-name="P8">Optimization complete. Best validation score of 3.530000 % obtained at iteration 470000, with test performance 3.810000 %</text:p>
            <text:p text:style-name="P5"/>
            <text:p text:style-name="P5">Process finished with exit code 0</text:p>
          </table:table-cell>
        </table:table-row>
      </table:table>
      <text:p text:style-name="P6"/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Tangent activation function with</text:span> <text:span text:style-name="T1">3</text:span>00 hidden layers <text:span text:style-name="T1">(error_tanh_300.png)</text:span></text:p>
          </table:table-cell>
        </table:table-row>
        <table:table-row>
          <table:table-cell table:style-name="Table2.A2" office:value-type="string">
            <text:p text:style-name="P12">epoch 1, minibatch 2500/2500, validation error 12.310000 %</text:p>
            <text:p text:style-name="P12"><text:s text:c="5"/>epoch 1, minibatch 2500/2500, test error of best model 12.940000 %</text:p>
            <text:p text:style-name="P12">epoch 2, minibatch 2500/2500, validation error 9.920000 %</text:p>
            <text:p text:style-name="P12"><text:s text:c="5"/>epoch 2, minibatch 2500/2500, test error of best model 10.280000 %</text:p>
            <text:p text:style-name="P12">epoch 3, minibatch 2500/2500, validation error 9.240000 %</text:p>
            <text:p text:style-name="P12"><text:s text:c="5"/>epoch 3, minibatch 2500/2500, test error of best model 9.440000 %</text:p>
            <text:p text:style-name="P12">epoch 4, minibatch 2500/2500, validation error 8.720000 %</text:p>
            <text:p text:style-name="P12"><text:s text:c="5"/>epoch 4, minibatch 2500/2500, test error of best model 8.860000 %</text:p>
            <text:p text:style-name="P12">epoch 5, minibatch 2500/2500, validation error 8.370000 %</text:p>
            <text:p text:style-name="P12"><text:s text:c="5"/>epoch 5, minibatch 2500/2500, test error of best model 8.490000 %</text:p>
            <text:p text:style-name="P12">epoch 6, minibatch 2500/2500, validation error 7.930000 %</text:p>
            <text:p text:style-name="P12"><text:s text:c="5"/>epoch 6, minibatch 2500/2500, test error of best model 8.130000 %</text:p>
            <text:p text:style-name="P12">epoch 7, minibatch 2500/2500, validation error 7.830000 %</text:p>
            <text:p text:style-name="P12"><text:s text:c="5"/>epoch 7, minibatch 2500/2500, test error of best model 7.880000 %</text:p>
            <text:p text:style-name="P12">epoch 8, minibatch 2500/2500, validation error 7.650000 %</text:p>
            <text:p text:style-name="P12"><text:s text:c="5"/>epoch 8, minibatch 2500/2500, test error of best model 7.670000 %</text:p>
            <text:p text:style-name="P12">epoch 9, minibatch 2500/2500, validation error 7.410000 %</text:p>
            <text:p text:style-name="P12"><text:s text:c="5"/>epoch 9, minibatch 2500/2500, test error of best model 7.490000 %</text:p>
            <text:p text:style-name="P12">epoch 10, minibatch 2500/2500, validation error 7.240000 %</text:p>
            <text:p text:style-name="P12"><text:s text:c="5"/>epoch 10, minibatch 2500/2500, test error of best model 7.490000 %</text:p>
            <text:p text:style-name="P12">epoch 11, minibatch 2500/2500, validation error 7.180000 %</text:p>
            <text:p text:style-name="P12"><text:soft-page-break/><text:s text:c="5"/>epoch 11, minibatch 2500/2500, test error of best model 7.250000 %</text:p>
            <text:p text:style-name="P12">epoch 12, minibatch 2500/2500, validation error 7.070000 %</text:p>
            <text:p text:style-name="P12"><text:s text:c="5"/>epoch 12, minibatch 2500/2500, test error of best model 7.250000 %</text:p>
            <text:p text:style-name="P12">epoch 13, minibatch 2500/2500, validation error 6.930000 %</text:p>
            <text:p text:style-name="P12"><text:s text:c="5"/>epoch 13, minibatch 2500/2500, test error of best model 7.060000 %</text:p>
            <text:p text:style-name="P12">epoch 14, minibatch 2500/2500, validation error 6.860000 %</text:p>
            <text:p text:style-name="P12"><text:s text:c="5"/>epoch 14, minibatch 2500/2500, test error of best model 7.030000 %</text:p>
            <text:p text:style-name="P12">epoch 15, minibatch 2500/2500, validation error 6.710000 %</text:p>
            <text:p text:style-name="P12"><text:s text:c="5"/>epoch 15, minibatch 2500/2500, test error of best model 6.940000 %</text:p>
            <text:p text:style-name="P12">epoch 16, minibatch 2500/2500, validation error 6.570000 %</text:p>
            <text:p text:style-name="P12"><text:s text:c="5"/>epoch 16, minibatch 2500/2500, test error of best model 6.740000 %</text:p>
            <text:p text:style-name="P12">epoch 17, minibatch 2500/2500, validation error 6.460000 %</text:p>
            <text:p text:style-name="P12"><text:s text:c="5"/>epoch 17, minibatch 2500/2500, test error of best model 6.540000 %</text:p>
            <text:p text:style-name="P12">epoch 18, minibatch 2500/2500, validation error 6.300000 %</text:p>
            <text:p text:style-name="P12"><text:s text:c="5"/>epoch 18, minibatch 2500/2500, test error of best model 6.470000 %</text:p>
            <text:p text:style-name="P12">epoch 19, minibatch 2500/2500, validation error 6.170000 %</text:p>
            <text:p text:style-name="P12"><text:s text:c="5"/>epoch 19, minibatch 2500/2500, test error of best model 6.390000 %</text:p>
            <text:p text:style-name="P12">epoch 20, minibatch 2500/2500, validation error 6.000000 %</text:p>
            <text:p text:style-name="P12"><text:s text:c="5"/>epoch 20, minibatch 2500/2500, test error of best model 6.300000 %</text:p>
            <text:p text:style-name="P12">epoch 21, minibatch 2500/2500, validation error 6.030000 %</text:p>
            <text:p text:style-name="P12">epoch 22, minibatch 2500/2500, validation error 5.830000 %</text:p>
            <text:p text:style-name="P12"><text:s text:c="5"/>epoch 22, minibatch 2500/2500, test error of best model 6.140000 %</text:p>
            <text:p text:style-name="P12">epoch 23, minibatch 2500/2500, validation error 5.770000 %</text:p>
            <text:p text:style-name="P12"><text:s text:c="5"/>epoch 23, minibatch 2500/2500, test error of best model 6.090000 %</text:p>
            <text:p text:style-name="P12">epoch 24, minibatch 2500/2500, validation error 5.580000 %</text:p>
            <text:p text:style-name="P12"><text:s text:c="5"/>epoch 24, minibatch 2500/2500, test error of best model 6.030000 %</text:p>
            <text:p text:style-name="P12">epoch 25, minibatch 2500/2500, validation error 5.500000 %</text:p>
            <text:p text:style-name="P12"><text:s text:c="5"/>epoch 25, minibatch 2500/2500, test error of best model 5.900000 %</text:p>
            <text:p text:style-name="P12">epoch 26, minibatch 2500/2500, validation error 5.390000 %</text:p>
            <text:p text:style-name="P12"><text:s text:c="5"/>epoch 26, minibatch 2500/2500, test error of best model 5.870000 %</text:p>
            <text:p text:style-name="P12">epoch 27, minibatch 2500/2500, validation error 5.320000 %</text:p>
            <text:p text:style-name="P12"><text:s text:c="5"/>epoch 27, minibatch 2500/2500, test error of best model 5.760000 %</text:p>
            <text:p text:style-name="P12">epoch 28, minibatch 2500/2500, validation error 5.190000 %</text:p>
            <text:p text:style-name="P12"><text:s text:c="5"/>epoch 28, minibatch 2500/2500, test error of best model 5.710000 %</text:p>
            <text:p text:style-name="P12">epoch 29, minibatch 2500/2500, validation error 5.140000 %</text:p>
            <text:p text:style-name="P12"><text:s text:c="5"/>epoch 29, minibatch 2500/2500, test error of best model 5.660000 %</text:p>
            <text:p text:style-name="P12">epoch 30, minibatch 2500/2500, validation error 5.100000 %</text:p>
            <text:p text:style-name="P12"><text:s text:c="5"/>epoch 30, minibatch 2500/2500, test error of best model 5.640000 %</text:p>
            <text:p text:style-name="P12">epoch 31, minibatch 2500/2500, validation error 5.010000 %</text:p>
            <text:p text:style-name="P12"><text:s text:c="5"/>epoch 31, minibatch 2500/2500, test error of best model 5.580000 %</text:p>
            <text:p text:style-name="P12">epoch 32, minibatch 2500/2500, validation error 4.940000 %</text:p>
            <text:p text:style-name="P12"><text:s text:c="5"/>epoch 32, minibatch 2500/2500, test error of best model 5.540000 %</text:p>
            <text:p text:style-name="P12">epoch 33, minibatch 2500/2500, validation error 4.830000 %</text:p>
            <text:p text:style-name="P12"><text:s text:c="5"/>epoch 33, minibatch 2500/2500, test error of best model 5.550000 %</text:p>
            <text:p text:style-name="P12">epoch 34, minibatch 2500/2500, validation error 4.760000 %</text:p>
            <text:p text:style-name="P12"><text:s text:c="5"/>epoch 34, minibatch 2500/2500, test error of best model 5.420000 %</text:p>
            <text:p text:style-name="P12">epoch 35, minibatch 2500/2500, validation error 4.750000 %</text:p>
            <text:p text:style-name="P12"><text:s text:c="5"/>epoch 35, minibatch 2500/2500, test error of best model 5.350000 %</text:p>
            <text:p text:style-name="P12">epoch 36, minibatch 2500/2500, validation error 4.680000 %</text:p>
            <text:p text:style-name="P12"><text:s text:c="5"/>epoch 36, minibatch 2500/2500, test error of best model 5.230000 %</text:p>
            <text:p text:style-name="P12">epoch 37, minibatch 2500/2500, validation error 4.630000 %</text:p>
            <text:p text:style-name="P12"><text:s text:c="5"/>epoch 37, minibatch 2500/2500, test error of best model 5.260000 %</text:p>
            <text:p text:style-name="P12"><text:soft-page-break/>epoch 38, minibatch 2500/2500, validation error 4.620000 %</text:p>
            <text:p text:style-name="P12"><text:s text:c="5"/>epoch 38, minibatch 2500/2500, test error of best model 5.170000 %</text:p>
            <text:p text:style-name="P12">epoch 39, minibatch 2500/2500, validation error 4.500000 %</text:p>
            <text:p text:style-name="P12"><text:s text:c="5"/>epoch 39, minibatch 2500/2500, test error of best model 5.110000 %</text:p>
            <text:p text:style-name="P12">epoch 40, minibatch 2500/2500, validation error 4.430000 %</text:p>
            <text:p text:style-name="P12"><text:s text:c="5"/>epoch 40, minibatch 2500/2500, test error of best model 5.070000 %</text:p>
            <text:p text:style-name="P12">epoch 41, minibatch 2500/2500, validation error 4.390000 %</text:p>
            <text:p text:style-name="P12"><text:s text:c="5"/>epoch 41, minibatch 2500/2500, test error of best model 5.030000 %</text:p>
            <text:p text:style-name="P12">epoch 42, minibatch 2500/2500, validation error 4.350000 %</text:p>
            <text:p text:style-name="P12"><text:s text:c="5"/>epoch 42, minibatch 2500/2500, test error of best model 4.980000 %</text:p>
            <text:p text:style-name="P12">epoch 43, minibatch 2500/2500, validation error 4.350000 %</text:p>
            <text:p text:style-name="P12">epoch 44, minibatch 2500/2500, validation error 4.330000 %</text:p>
            <text:p text:style-name="P12"><text:s text:c="5"/>epoch 44, minibatch 2500/2500, test error of best model 4.910000 %</text:p>
            <text:p text:style-name="P12">epoch 45, minibatch 2500/2500, validation error 4.230000 %</text:p>
            <text:p text:style-name="P12"><text:s text:c="5"/>epoch 45, minibatch 2500/2500, test error of best model 4.770000 %</text:p>
            <text:p text:style-name="P12">epoch 46, minibatch 2500/2500, validation error 4.220000 %</text:p>
            <text:p text:style-name="P12"><text:s text:c="5"/>epoch 46, minibatch 2500/2500, test error of best model 4.810000 %</text:p>
            <text:p text:style-name="P12">epoch 47, minibatch 2500/2500, validation error 4.190000 %</text:p>
            <text:p text:style-name="P12"><text:s text:c="5"/>epoch 47, minibatch 2500/2500, test error of best model 4.770000 %</text:p>
            <text:p text:style-name="P12">epoch 48, minibatch 2500/2500, validation error 4.170000 %</text:p>
            <text:p text:style-name="P12"><text:s text:c="5"/>epoch 48, minibatch 2500/2500, test error of best model 4.740000 %</text:p>
            <text:p text:style-name="P12">epoch 49, minibatch 2500/2500, validation error 4.170000 %</text:p>
            <text:p text:style-name="P12">epoch 50, minibatch 2500/2500, validation error 4.120000 %</text:p>
            <text:p text:style-name="P12"><text:s text:c="5"/>epoch 50, minibatch 2500/2500, test error of best model 4.700000 %</text:p>
            <text:p text:style-name="P12">epoch 51, minibatch 2500/2500, validation error 4.050000 %</text:p>
            <text:p text:style-name="P12"><text:s text:c="5"/>epoch 51, minibatch 2500/2500, test error of best model 4.630000 %</text:p>
            <text:p text:style-name="P12">epoch 52, minibatch 2500/2500, validation error 4.080000 %</text:p>
            <text:p text:style-name="P12">epoch 53, minibatch 2500/2500, validation error 4.000000 %</text:p>
            <text:p text:style-name="P12"><text:s text:c="5"/>epoch 53, minibatch 2500/2500, test error of best model 4.600000 %</text:p>
            <text:p text:style-name="P12">epoch 54, minibatch 2500/2500, validation error 4.070000 %</text:p>
            <text:p text:style-name="P12">epoch 55, minibatch 2500/2500, validation error 3.990000 %</text:p>
            <text:p text:style-name="P12"><text:s text:c="5"/>epoch 55, minibatch 2500/2500, test error of best model 4.460000 %</text:p>
            <text:p text:style-name="P12">epoch 56, minibatch 2500/2500, validation error 3.960000 %</text:p>
            <text:p text:style-name="P12"><text:s text:c="5"/>epoch 56, minibatch 2500/2500, test error of best model 4.460000 %</text:p>
            <text:p text:style-name="P12">epoch 57, minibatch 2500/2500, validation error 3.990000 %</text:p>
            <text:p text:style-name="P12">epoch 58, minibatch 2500/2500, validation error 3.900000 %</text:p>
            <text:p text:style-name="P12"><text:s text:c="5"/>epoch 58, minibatch 2500/2500, test error of best model 4.450000 %</text:p>
            <text:p text:style-name="P12">epoch 59, minibatch 2500/2500, validation error 3.930000 %</text:p>
            <text:p text:style-name="P12">epoch 60, minibatch 2500/2500, validation error 3.960000 %</text:p>
            <text:p text:style-name="P12">epoch 61, minibatch 2500/2500, validation error 3.850000 %</text:p>
            <text:p text:style-name="P12"><text:s text:c="5"/>epoch 61, minibatch 2500/2500, test error of best model 4.320000 %</text:p>
            <text:p text:style-name="P12">epoch 62, minibatch 2500/2500, validation error 3.810000 %</text:p>
            <text:p text:style-name="P12"><text:s text:c="5"/>epoch 62, minibatch 2500/2500, test error of best model 4.200000 %</text:p>
            <text:p text:style-name="P12">epoch 63, minibatch 2500/2500, validation error 3.800000 %</text:p>
            <text:p text:style-name="P12"><text:s text:c="5"/>epoch 63, minibatch 2500/2500, test error of best model 4.230000 %</text:p>
            <text:p text:style-name="P12">epoch 64, minibatch 2500/2500, validation error 3.710000 %</text:p>
            <text:p text:style-name="P12"><text:s text:c="5"/>epoch 64, minibatch 2500/2500, test error of best model 4.210000 %</text:p>
            <text:p text:style-name="P12">epoch 65, minibatch 2500/2500, validation error 3.780000 %</text:p>
            <text:p text:style-name="P12">epoch 66, minibatch 2500/2500, validation error 3.800000 %</text:p>
            <text:p text:style-name="P12">epoch 67, minibatch 2500/2500, validation error 3.760000 %</text:p>
            <text:p text:style-name="P12">epoch 68, minibatch 2500/2500, validation error 3.760000 %</text:p>
            <text:p text:style-name="P12">epoch 69, minibatch 2500/2500, validation error 3.740000 %</text:p>
            <text:p text:style-name="P12"><text:soft-page-break/>epoch 70, minibatch 2500/2500, validation error 3.710000 %</text:p>
            <text:p text:style-name="P12"><text:s text:c="5"/>epoch 70, minibatch 2500/2500, test error of best model 4.060000 %</text:p>
            <text:p text:style-name="P12">epoch 71, minibatch 2500/2500, validation error 3.700000 %</text:p>
            <text:p text:style-name="P12"><text:s text:c="5"/>epoch 71, minibatch 2500/2500, test error of best model 4.060000 %</text:p>
            <text:p text:style-name="P12">epoch 72, minibatch 2500/2500, validation error 3.700000 %</text:p>
            <text:p text:style-name="P12">epoch 73, minibatch 2500/2500, validation error 3.650000 %</text:p>
            <text:p text:style-name="P12"><text:s text:c="5"/>epoch 73, minibatch 2500/2500, test error of best model 4.010000 %</text:p>
            <text:p text:style-name="P12">epoch 74, minibatch 2500/2500, validation error 3.620000 %</text:p>
            <text:p text:style-name="P12"><text:s text:c="5"/>epoch 74, minibatch 2500/2500, test error of best model 4.000000 %</text:p>
            <text:p text:style-name="P12">epoch 75, minibatch 2500/2500, validation error 3.570000 %</text:p>
            <text:p text:style-name="P12"><text:s text:c="5"/>epoch 75, minibatch 2500/2500, test error of best model 3.990000 %</text:p>
            <text:p text:style-name="P12">epoch 76, minibatch 2500/2500, validation error 3.630000 %</text:p>
            <text:p text:style-name="P12">epoch 77, minibatch 2500/2500, validation error 3.620000 %</text:p>
            <text:p text:style-name="P12">epoch 78, minibatch 2500/2500, validation error 3.560000 %</text:p>
            <text:p text:style-name="P12"><text:s text:c="5"/>epoch 78, minibatch 2500/2500, test error of best model 3.920000 %</text:p>
            <text:p text:style-name="P12">epoch 79, minibatch 2500/2500, validation error 3.550000 %</text:p>
            <text:p text:style-name="P12"><text:s text:c="5"/>epoch 79, minibatch 2500/2500, test error of best model 3.890000 %</text:p>
            <text:p text:style-name="P12">epoch 80, minibatch 2500/2500, validation error 3.590000 %</text:p>
            <text:p text:style-name="P12">epoch 81, minibatch 2500/2500, validation error 3.540000 %</text:p>
            <text:p text:style-name="P12"><text:s text:c="5"/>epoch 81, minibatch 2500/2500, test error of best model 3.830000 %</text:p>
            <text:p text:style-name="P12">epoch 82, minibatch 2500/2500, validation error 3.520000 %</text:p>
            <text:p text:style-name="P12"><text:s text:c="5"/>epoch 82, minibatch 2500/2500, test error of best model 3.800000 %</text:p>
            <text:p text:style-name="P12">epoch 83, minibatch 2500/2500, validation error 3.510000 %</text:p>
            <text:p text:style-name="P12"><text:s text:c="5"/>epoch 83, minibatch 2500/2500, test error of best model 3.840000 %</text:p>
            <text:p text:style-name="P12">epoch 84, minibatch 2500/2500, validation error 3.500000 %</text:p>
            <text:p text:style-name="P12"><text:s text:c="5"/>epoch 84, minibatch 2500/2500, test error of best model 3.870000 %</text:p>
            <text:p text:style-name="P12">epoch 85, minibatch 2500/2500, validation error 3.490000 %</text:p>
            <text:p text:style-name="P12"><text:s text:c="5"/>epoch 85, minibatch 2500/2500, test error of best model 3.840000 %</text:p>
            <text:p text:style-name="P12">epoch 86, minibatch 2500/2500, validation error 3.500000 %</text:p>
            <text:p text:style-name="P12">epoch 87, minibatch 2500/2500, validation error 3.480000 %</text:p>
            <text:p text:style-name="P12"><text:s text:c="5"/>epoch 87, minibatch 2500/2500, test error of best model 3.750000 %</text:p>
            <text:p text:style-name="P12">epoch 88, minibatch 2500/2500, validation error 3.490000 %</text:p>
            <text:p text:style-name="P12">epoch 89, minibatch 2500/2500, validation error 3.450000 %</text:p>
            <text:p text:style-name="P12"><text:s text:c="5"/>epoch 89, minibatch 2500/2500, test error of best model 3.710000 %</text:p>
            <text:p text:style-name="P12">epoch 90, minibatch 2500/2500, validation error 3.440000 %</text:p>
            <text:p text:style-name="P12"><text:s text:c="5"/>epoch 90, minibatch 2500/2500, test error of best model 3.740000 %</text:p>
            <text:p text:style-name="P12">epoch 91, minibatch 2500/2500, validation error 3.460000 %</text:p>
            <text:p text:style-name="P12">epoch 92, minibatch 2500/2500, validation error 3.430000 %</text:p>
            <text:p text:style-name="P12"><text:s text:c="5"/>epoch 92, minibatch 2500/2500, test error of best model 3.640000 %</text:p>
            <text:p text:style-name="P12">epoch 93, minibatch 2500/2500, validation error 3.450000 %</text:p>
            <text:p text:style-name="P12">epoch 94, minibatch 2500/2500, validation error 3.400000 %</text:p>
            <text:p text:style-name="P12"><text:s text:c="5"/>epoch 94, minibatch 2500/2500, test error of best model 3.620000 %</text:p>
            <text:p text:style-name="P12">epoch 95, minibatch 2500/2500, validation error 3.400000 %</text:p>
            <text:p text:style-name="P12">epoch 96, minibatch 2500/2500, validation error 3.400000 %</text:p>
            <text:p text:style-name="P12">epoch 97, minibatch 2500/2500, validation error 3.380000 %</text:p>
            <text:p text:style-name="P12"><text:s text:c="5"/>epoch 97, minibatch 2500/2500, test error of best model 3.630000 %</text:p>
            <text:p text:style-name="P12">epoch 98, minibatch 2500/2500, validation error 3.340000 %</text:p>
            <text:p text:style-name="P12"><text:s text:c="5"/>epoch 98, minibatch 2500/2500, test error of best model 3.550000 %</text:p>
            <text:p text:style-name="P12">epoch 99, minibatch 2500/2500, validation error 3.360000 %</text:p>
            <text:p text:style-name="P12">epoch 100, minibatch 2500/2500, validation error 3.370000 %</text:p>
            <text:p text:style-name="P12">epoch 101, minibatch 2500/2500, validation error 3.390000 %</text:p>
            <text:p text:style-name="P12">epoch 102, minibatch 2500/2500, validation error 3.430000 %</text:p>
            <text:p text:style-name="P12"><text:soft-page-break/>epoch 103, minibatch 2500/2500, validation error 3.330000 %</text:p>
            <text:p text:style-name="P12"><text:s text:c="5"/>epoch 103, minibatch 2500/2500, test error of best model 3.590000 %</text:p>
            <text:p text:style-name="P12">epoch 104, minibatch 2500/2500, validation error 3.360000 %</text:p>
            <text:p text:style-name="P12">epoch 105, minibatch 2500/2500, validation error 3.300000 %</text:p>
            <text:p text:style-name="P12"><text:s text:c="5"/>epoch 105, minibatch 2500/2500, test error of best model 3.580000 %</text:p>
            <text:p text:style-name="P12">epoch 106, minibatch 2500/2500, validation error 3.280000 %</text:p>
            <text:p text:style-name="P12"><text:s text:c="5"/>epoch 106, minibatch 2500/2500, test error of best model 3.520000 %</text:p>
            <text:p text:style-name="P12">epoch 107, minibatch 2500/2500, validation error 3.250000 %</text:p>
            <text:p text:style-name="P12"><text:s text:c="5"/>epoch 107, minibatch 2500/2500, test error of best model 3.550000 %</text:p>
            <text:p text:style-name="P12">epoch 108, minibatch 2500/2500, validation error 3.290000 %</text:p>
            <text:p text:style-name="P12">epoch 109, minibatch 2500/2500, validation error 3.340000 %</text:p>
            <text:p text:style-name="P12">epoch 110, minibatch 2500/2500, validation error 3.270000 %</text:p>
            <text:p text:style-name="P12">epoch 111, minibatch 2500/2500, validation error 3.270000 %</text:p>
            <text:p text:style-name="P12">epoch 112, minibatch 2500/2500, validation error 3.300000 %</text:p>
            <text:p text:style-name="P12">epoch 113, minibatch 2500/2500, validation error 3.250000 %</text:p>
            <text:p text:style-name="P12">epoch 114, minibatch 2500/2500, validation error 3.290000 %</text:p>
            <text:p text:style-name="P12">epoch 115, minibatch 2500/2500, validation error 3.210000 %</text:p>
            <text:p text:style-name="P12"><text:s text:c="5"/>epoch 115, minibatch 2500/2500, test error of best model 3.490000 %</text:p>
            <text:p text:style-name="P12">epoch 116, minibatch 2500/2500, validation error 3.280000 %</text:p>
            <text:p text:style-name="P12">epoch 117, minibatch 2500/2500, validation error 3.250000 %</text:p>
            <text:p text:style-name="P12">epoch 118, minibatch 2500/2500, validation error 3.260000 %</text:p>
            <text:p text:style-name="P12">epoch 119, minibatch 2500/2500, validation error 3.250000 %</text:p>
            <text:p text:style-name="P12">epoch 120, minibatch 2500/2500, validation error 3.230000 %</text:p>
            <text:p text:style-name="P12">epoch 121, minibatch 2500/2500, validation error 3.280000 %</text:p>
            <text:p text:style-name="P12">epoch 122, minibatch 2500/2500, validation error 3.240000 %</text:p>
            <text:p text:style-name="P12">epoch 123, minibatch 2500/2500, validation error 3.210000 %</text:p>
            <text:p text:style-name="P12">epoch 124, minibatch 2500/2500, validation error 3.210000 %</text:p>
            <text:p text:style-name="P12">epoch 125, minibatch 2500/2500, validation error 3.170000 %</text:p>
            <text:p text:style-name="P12"><text:s text:c="5"/>epoch 125, minibatch 2500/2500, test error of best model 3.370000 %</text:p>
            <text:p text:style-name="P12">epoch 126, minibatch 2500/2500, validation error 3.180000 %</text:p>
            <text:p text:style-name="P12">epoch 127, minibatch 2500/2500, validation error 3.220000 %</text:p>
            <text:p text:style-name="P12">epoch 128, minibatch 2500/2500, validation error 3.140000 %</text:p>
            <text:p text:style-name="P12"><text:s text:c="5"/>epoch 128, minibatch 2500/2500, test error of best model 3.370000 %</text:p>
            <text:p text:style-name="P12">epoch 129, minibatch 2500/2500, validation error 3.180000 %</text:p>
            <text:p text:style-name="P12">epoch 130, minibatch 2500/2500, validation error 3.180000 %</text:p>
            <text:p text:style-name="P12">epoch 131, minibatch 2500/2500, validation error 3.130000 %</text:p>
            <text:p text:style-name="P12"><text:s text:c="5"/>epoch 131, minibatch 2500/2500, test error of best model 3.390000 %</text:p>
            <text:p text:style-name="P12">epoch 132, minibatch 2500/2500, validation error 3.170000 %</text:p>
            <text:p text:style-name="P12">epoch 133, minibatch 2500/2500, validation error 3.140000 %</text:p>
            <text:p text:style-name="P12">epoch 134, minibatch 2500/2500, validation error 3.150000 %</text:p>
            <text:p text:style-name="P12">epoch 135, minibatch 2500/2500, validation error 3.090000 %</text:p>
            <text:p text:style-name="P12"><text:s text:c="5"/>epoch 135, minibatch 2500/2500, test error of best model 3.360000 %</text:p>
            <text:p text:style-name="P12">epoch 136, minibatch 2500/2500, validation error 3.080000 %</text:p>
            <text:p text:style-name="P12"><text:s text:c="5"/>epoch 136, minibatch 2500/2500, test error of best model 3.340000 %</text:p>
            <text:p text:style-name="P12">epoch 137, minibatch 2500/2500, validation error 3.100000 %</text:p>
            <text:p text:style-name="P12">epoch 138, minibatch 2500/2500, validation error 3.120000 %</text:p>
            <text:p text:style-name="P12">epoch 139, minibatch 2500/2500, validation error 3.110000 %</text:p>
            <text:p text:style-name="P12">epoch 140, minibatch 2500/2500, validation error 3.110000 %</text:p>
            <text:p text:style-name="P12">epoch 141, minibatch 2500/2500, validation error 3.120000 %</text:p>
            <text:p text:style-name="P12">epoch 142, minibatch 2500/2500, validation error 3.110000 %</text:p>
            <text:p text:style-name="P12">epoch 143, minibatch 2500/2500, validation error 3.080000 %</text:p>
            <text:p text:style-name="P12">epoch 144, minibatch 2500/2500, validation error 3.110000 %</text:p>
            <text:p text:style-name="P12"><text:soft-page-break/>epoch 145, minibatch 2500/2500, validation error 3.060000 %</text:p>
            <text:p text:style-name="P12"><text:s text:c="5"/>epoch 145, minibatch 2500/2500, test error of best model 3.250000 %</text:p>
            <text:p text:style-name="P12">epoch 146, minibatch 2500/2500, validation error 3.070000 %</text:p>
            <text:p text:style-name="P12">epoch 147, minibatch 2500/2500, validation error 3.020000 %</text:p>
            <text:p text:style-name="P12"><text:s text:c="5"/>epoch 147, minibatch 2500/2500, test error of best model 3.250000 %</text:p>
            <text:p text:style-name="P12">epoch 148, minibatch 2500/2500, validation error 3.090000 %</text:p>
            <text:p text:style-name="P12">epoch 149, minibatch 2500/2500, validation error 3.090000 %</text:p>
            <text:p text:style-name="P12">epoch 150, minibatch 2500/2500, validation error 3.050000 %</text:p>
            <text:p text:style-name="P12">epoch 151, minibatch 2500/2500, validation error 3.100000 %</text:p>
            <text:p text:style-name="P12">epoch 152, minibatch 2500/2500, validation error 3.080000 %</text:p>
            <text:p text:style-name="P12">epoch 153, minibatch 2500/2500, validation error 3.050000 %</text:p>
            <text:p text:style-name="P12">epoch 154, minibatch 2500/2500, validation error 2.960000 %</text:p>
            <text:p text:style-name="P12"><text:s text:c="5"/>epoch 154, minibatch 2500/2500, test error of best model 3.190000 %</text:p>
            <text:p text:style-name="P12">epoch 155, minibatch 2500/2500, validation error 3.070000 %</text:p>
            <text:p text:style-name="P12">epoch 156, minibatch 2500/2500, validation error 3.000000 %</text:p>
            <text:p text:style-name="P12">epoch 157, minibatch 2500/2500, validation error 2.960000 %</text:p>
            <text:p text:style-name="P12">epoch 158, minibatch 2500/2500, validation error 3.010000 %</text:p>
            <text:p text:style-name="P12">epoch 159, minibatch 2500/2500, validation error 2.990000 %</text:p>
            <text:p text:style-name="P12">epoch 160, minibatch 2500/2500, validation error 3.050000 %</text:p>
            <text:p text:style-name="P12">epoch 161, minibatch 2500/2500, validation error 2.990000 %</text:p>
            <text:p text:style-name="P12">epoch 162, minibatch 2500/2500, validation error 3.000000 %</text:p>
            <text:p text:style-name="P12">epoch 163, minibatch 2500/2500, validation error 3.010000 %</text:p>
            <text:p text:style-name="P12">epoch 164, minibatch 2500/2500, validation error 3.010000 %</text:p>
            <text:p text:style-name="P12">epoch 165, minibatch 2500/2500, validation error 2.980000 %</text:p>
            <text:p text:style-name="P12">epoch 166, minibatch 2500/2500, validation error 2.950000 %</text:p>
            <text:p text:style-name="P12"><text:s text:c="5"/>epoch 166, minibatch 2500/2500, test error of best model 3.110000 %</text:p>
            <text:p text:style-name="P12">epoch 167, minibatch 2500/2500, validation error 3.010000 %</text:p>
            <text:p text:style-name="P12">epoch 168, minibatch 2500/2500, validation error 2.980000 %</text:p>
            <text:p text:style-name="P12">epoch 169, minibatch 2500/2500, validation error 2.940000 %</text:p>
            <text:p text:style-name="P12"><text:s text:c="5"/>epoch 169, minibatch 2500/2500, test error of best model 3.090000 %</text:p>
            <text:p text:style-name="P12">epoch 170, minibatch 2500/2500, validation error 2.990000 %</text:p>
            <text:p text:style-name="P12">epoch 171, minibatch 2500/2500, validation error 3.000000 %</text:p>
            <text:p text:style-name="P12">epoch 172, minibatch 2500/2500, validation error 2.980000 %</text:p>
            <text:p text:style-name="P12">epoch 173, minibatch 2500/2500, validation error 2.930000 %</text:p>
            <text:p text:style-name="P12"><text:s text:c="5"/>epoch 173, minibatch 2500/2500, test error of best model 3.130000 %</text:p>
            <text:p text:style-name="P12">epoch 174, minibatch 2500/2500, validation error 2.970000 %</text:p>
            <text:p text:style-name="P12">epoch 175, minibatch 2500/2500, validation error 2.920000 %</text:p>
            <text:p text:style-name="P12"><text:s text:c="5"/>epoch 175, minibatch 2500/2500, test error of best model 3.060000 %</text:p>
            <text:p text:style-name="P12">epoch 176, minibatch 2500/2500, validation error 2.910000 %</text:p>
            <text:p text:style-name="P12"><text:s text:c="5"/>epoch 176, minibatch 2500/2500, test error of best model 3.100000 %</text:p>
            <text:p text:style-name="P12">epoch 177, minibatch 2500/2500, validation error 2.910000 %</text:p>
            <text:p text:style-name="P12">epoch 178, minibatch 2500/2500, validation error 3.010000 %</text:p>
            <text:p text:style-name="P12">epoch 179, minibatch 2500/2500, validation error 2.900000 %</text:p>
            <text:p text:style-name="P12"><text:s text:c="5"/>epoch 179, minibatch 2500/2500, test error of best model 3.010000 %</text:p>
            <text:p text:style-name="P12">epoch 180, minibatch 2500/2500, validation error 2.930000 %</text:p>
            <text:p text:style-name="P12">epoch 181, minibatch 2500/2500, validation error 2.920000 %</text:p>
            <text:p text:style-name="P12">epoch 182, minibatch 2500/2500, validation error 2.910000 %</text:p>
            <text:p text:style-name="P12">epoch 183, minibatch 2500/2500, validation error 2.920000 %</text:p>
            <text:p text:style-name="P12">epoch 184, minibatch 2500/2500, validation error 2.940000 %</text:p>
            <text:p text:style-name="P12">epoch 185, minibatch 2500/2500, validation error 2.980000 %</text:p>
            <text:p text:style-name="P12">epoch 186, minibatch 2500/2500, validation error 2.940000 %</text:p>
            <text:p text:style-name="P12">epoch 187, minibatch 2500/2500, validation error 2.960000 %</text:p>
            <text:p text:style-name="P12"><text:soft-page-break/>epoch 188, minibatch 2500/2500, validation error 2.870000 %</text:p>
            <text:p text:style-name="P12"><text:s text:c="5"/>epoch 188, minibatch 2500/2500, test error of best model 3.010000 %</text:p>
            <text:p text:style-name="P12">epoch 189, minibatch 2500/2500, validation error 2.870000 %</text:p>
            <text:p text:style-name="P12"><text:s text:c="5"/>epoch 189, minibatch 2500/2500, test error of best model 3.030000 %</text:p>
            <text:p text:style-name="P12">epoch 190, minibatch 2500/2500, validation error 2.880000 %</text:p>
            <text:p text:style-name="P12">epoch 191, minibatch 2500/2500, validation error 2.920000 %</text:p>
            <text:p text:style-name="P12">epoch 192, minibatch 2500/2500, validation error 2.870000 %</text:p>
            <text:p text:style-name="P12">epoch 193, minibatch 2500/2500, validation error 2.940000 %</text:p>
            <text:p text:style-name="P12">epoch 194, minibatch 2500/2500, validation error 2.870000 %</text:p>
            <text:p text:style-name="P12">epoch 195, minibatch 2500/2500, validation error 2.850000 %</text:p>
            <text:p text:style-name="P12"><text:s text:c="5"/>epoch 195, minibatch 2500/2500, test error of best model 2.970000 %</text:p>
            <text:p text:style-name="P12">epoch 196, minibatch 2500/2500, validation error 2.840000 %</text:p>
            <text:p text:style-name="P12"><text:s text:c="5"/>epoch 196, minibatch 2500/2500, test error of best model 3.020000 %</text:p>
            <text:p text:style-name="P12">epoch 197, minibatch 2500/2500, validation error 2.810000 %</text:p>
            <text:p text:style-name="P12"><text:s text:c="5"/>epoch 197, minibatch 2500/2500, test error of best model 2.920000 %</text:p>
            <text:p text:style-name="P12">epoch 198, minibatch 2500/2500, validation error 2.870000 %</text:p>
            <text:p text:style-name="P12">epoch 199, minibatch 2500/2500, validation error 2.900000 %</text:p>
            <text:p text:style-name="P12">The code for file problem_15.py ran for 129.21m</text:p>
            <text:p text:style-name="P12">epoch 200, minibatch 2500/2500, validation error 2.820000 %</text:p>
            <text:p text:style-name="P9">Optimization complete. Best validation score of 2.810000 % obtained at iteration 492500, with test performance 2.970000 %</text:p>
            <text:p text:style-name="P12"/>
            <text:p text:style-name="P12">Process finished with exit code 0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pan text:style-name="T1">Tangent activation function with</text:span> <text:span text:style-name="T1">5</text:span>00 hidden layers <text:span text:style-name="T1">(error_tanh_500.png)</text:span></text:p>
          </table:table-cell>
        </table:table-row>
        <table:table-row>
          <table:table-cell table:style-name="Table3.A2" office:value-type="string">
            <text:p text:style-name="P14">epoch 1, minibatch 2500/2500, validation error 11.850000 %</text:p>
            <text:p text:style-name="P14"><text:s text:c="5"/>epoch 1, minibatch 2500/2500, test error of best model 12.270000 %</text:p>
            <text:p text:style-name="P14">epoch 2, minibatch 2500/2500, validation error 9.970000 %</text:p>
            <text:p text:style-name="P14"><text:s text:c="5"/>epoch 2, minibatch 2500/2500, test error of best model 10.270000 %</text:p>
            <text:p text:style-name="P14">epoch 3, minibatch 2500/2500, validation error 9.240000 %</text:p>
            <text:p text:style-name="P14"><text:s text:c="5"/>epoch 3, minibatch 2500/2500, test error of best model 9.500000 %</text:p>
            <text:p text:style-name="P14">epoch 4, minibatch 2500/2500, validation error 8.890000 %</text:p>
            <text:p text:style-name="P14"><text:s text:c="5"/>epoch 4, minibatch 2500/2500, test error of best model 8.960000 %</text:p>
            <text:p text:style-name="P14">epoch 5, minibatch 2500/2500, validation error 8.480000 %</text:p>
            <text:p text:style-name="P14"><text:s text:c="5"/>epoch 5, minibatch 2500/2500, test error of best model 8.530000 %</text:p>
            <text:p text:style-name="P14">epoch 6, minibatch 2500/2500, validation error 8.250000 %</text:p>
            <text:p text:style-name="P14"><text:s text:c="5"/>epoch 6, minibatch 2500/2500, test error of best model 8.300000 %</text:p>
            <text:p text:style-name="P14">epoch 7, minibatch 2500/2500, validation error 8.000000 %</text:p>
            <text:p text:style-name="P14"><text:s text:c="5"/>epoch 7, minibatch 2500/2500, test error of best model 7.990000 %</text:p>
            <text:p text:style-name="P14">epoch 8, minibatch 2500/2500, validation error 7.890000 %</text:p>
            <text:p text:style-name="P14"><text:s text:c="5"/>epoch 8, minibatch 2500/2500, test error of best model 7.830000 %</text:p>
            <text:p text:style-name="P14">epoch 9, minibatch 2500/2500, validation error 7.620000 %</text:p>
            <text:p text:style-name="P14"><text:s text:c="5"/>epoch 9, minibatch 2500/2500, test error of best model 7.640000 %</text:p>
            <text:p text:style-name="P14">epoch 10, minibatch 2500/2500, validation error 7.510000 %</text:p>
            <text:p text:style-name="P14"><text:s text:c="5"/>epoch 10, minibatch 2500/2500, test error of best model 7.550000 %</text:p>
            <text:p text:style-name="P14">epoch 11, minibatch 2500/2500, validation error 7.290000 %</text:p>
            <text:p text:style-name="P14"><text:s text:c="5"/>epoch 11, minibatch 2500/2500, test error of best model 7.510000 %</text:p>
            <text:p text:style-name="P14">epoch 12, minibatch 2500/2500, validation error 7.220000 %</text:p>
            <text:p text:style-name="P14"><text:s text:c="5"/>epoch 12, minibatch 2500/2500, test error of best model 7.340000 %</text:p>
            <text:p text:style-name="P14">epoch 13, minibatch 2500/2500, validation error 7.050000 %</text:p>
            <text:p text:style-name="P14"><text:soft-page-break/><text:s text:c="5"/>epoch 13, minibatch 2500/2500, test error of best model 7.260000 %</text:p>
            <text:p text:style-name="P14">epoch 14, minibatch 2500/2500, validation error 6.970000 %</text:p>
            <text:p text:style-name="P14"><text:s text:c="5"/>epoch 14, minibatch 2500/2500, test error of best model 7.080000 %</text:p>
            <text:p text:style-name="P14">epoch 15, minibatch 2500/2500, validation error 6.850000 %</text:p>
            <text:p text:style-name="P14"><text:s text:c="5"/>epoch 15, minibatch 2500/2500, test error of best model 7.060000 %</text:p>
            <text:p text:style-name="P14">epoch 16, minibatch 2500/2500, validation error 6.760000 %</text:p>
            <text:p text:style-name="P14"><text:s text:c="5"/>epoch 16, minibatch 2500/2500, test error of best model 7.040000 %</text:p>
            <text:p text:style-name="P14">epoch 17, minibatch 2500/2500, validation error 6.660000 %</text:p>
            <text:p text:style-name="P14"><text:s text:c="5"/>epoch 17, minibatch 2500/2500, test error of best model 6.850000 %</text:p>
            <text:p text:style-name="P14">epoch 18, minibatch 2500/2500, validation error 6.500000 %</text:p>
            <text:p text:style-name="P14"><text:s text:c="5"/>epoch 18, minibatch 2500/2500, test error of best model 6.740000 %</text:p>
            <text:p text:style-name="P14">epoch 19, minibatch 2500/2500, validation error 6.460000 %</text:p>
            <text:p text:style-name="P14"><text:s text:c="5"/>epoch 19, minibatch 2500/2500, test error of best model 6.670000 %</text:p>
            <text:p text:style-name="P14">epoch 20, minibatch 2500/2500, validation error 6.400000 %</text:p>
            <text:p text:style-name="P14"><text:s text:c="5"/>epoch 20, minibatch 2500/2500, test error of best model 6.470000 %</text:p>
            <text:p text:style-name="P14">epoch 21, minibatch 2500/2500, validation error 6.270000 %</text:p>
            <text:p text:style-name="P14"><text:s text:c="5"/>epoch 21, minibatch 2500/2500, test error of best model 6.400000 %</text:p>
            <text:p text:style-name="P14">epoch 22, minibatch 2500/2500, validation error 6.090000 %</text:p>
            <text:p text:style-name="P14"><text:s text:c="5"/>epoch 22, minibatch 2500/2500, test error of best model 6.280000 %</text:p>
            <text:p text:style-name="P14">epoch 23, minibatch 2500/2500, validation error 6.070000 %</text:p>
            <text:p text:style-name="P14"><text:s text:c="5"/>epoch 23, minibatch 2500/2500, test error of best model 6.240000 %</text:p>
            <text:p text:style-name="P14">epoch 24, minibatch 2500/2500, validation error 5.910000 %</text:p>
            <text:p text:style-name="P14"><text:s text:c="5"/>epoch 24, minibatch 2500/2500, test error of best model 6.170000 %</text:p>
            <text:p text:style-name="P14">epoch 25, minibatch 2500/2500, validation error 5.870000 %</text:p>
            <text:p text:style-name="P14"><text:s text:c="5"/>epoch 25, minibatch 2500/2500, test error of best model 6.090000 %</text:p>
            <text:p text:style-name="P14">epoch 26, minibatch 2500/2500, validation error 5.660000 %</text:p>
            <text:p text:style-name="P14"><text:s text:c="5"/>epoch 26, minibatch 2500/2500, test error of best model 5.990000 %</text:p>
            <text:p text:style-name="P14">epoch 27, minibatch 2500/2500, validation error 5.560000 %</text:p>
            <text:p text:style-name="P14"><text:s text:c="5"/>epoch 27, minibatch 2500/2500, test error of best model 6.000000 %</text:p>
            <text:p text:style-name="P14">epoch 28, minibatch 2500/2500, validation error 5.420000 %</text:p>
            <text:p text:style-name="P14"><text:s text:c="5"/>epoch 28, minibatch 2500/2500, test error of best model 5.940000 %</text:p>
            <text:p text:style-name="P14">epoch 29, minibatch 2500/2500, validation error 5.340000 %</text:p>
            <text:p text:style-name="P14"><text:s text:c="5"/>epoch 29, minibatch 2500/2500, test error of best model 5.900000 %</text:p>
            <text:p text:style-name="P14">epoch 30, minibatch 2500/2500, validation error 5.150000 %</text:p>
            <text:p text:style-name="P14"><text:s text:c="5"/>epoch 30, minibatch 2500/2500, test error of best model 5.780000 %</text:p>
            <text:p text:style-name="P14">epoch 31, minibatch 2500/2500, validation error 5.130000 %</text:p>
            <text:p text:style-name="P14"><text:s text:c="5"/>epoch 31, minibatch 2500/2500, test error of best model 5.700000 %</text:p>
            <text:p text:style-name="P14">epoch 32, minibatch 2500/2500, validation error 5.090000 %</text:p>
            <text:p text:style-name="P14"><text:s text:c="5"/>epoch 32, minibatch 2500/2500, test error of best model 5.650000 %</text:p>
            <text:p text:style-name="P14">epoch 33, minibatch 2500/2500, validation error 5.000000 %</text:p>
            <text:p text:style-name="P14"><text:s text:c="5"/>epoch 33, minibatch 2500/2500, test error of best model 5.590000 %</text:p>
            <text:p text:style-name="P14">epoch 34, minibatch 2500/2500, validation error 4.810000 %</text:p>
            <text:p text:style-name="P14"><text:s text:c="5"/>epoch 34, minibatch 2500/2500, test error of best model 5.540000 %</text:p>
            <text:p text:style-name="P14">epoch 35, minibatch 2500/2500, validation error 4.910000 %</text:p>
            <text:p text:style-name="P14">epoch 36, minibatch 2500/2500, validation error 4.760000 %</text:p>
            <text:p text:style-name="P14"><text:s text:c="5"/>epoch 36, minibatch 2500/2500, test error of best model 5.540000 %</text:p>
            <text:p text:style-name="P14">epoch 37, minibatch 2500/2500, validation error 4.760000 %</text:p>
            <text:p text:style-name="P14">epoch 38, minibatch 2500/2500, validation error 4.720000 %</text:p>
            <text:p text:style-name="P14"><text:s text:c="5"/>epoch 38, minibatch 2500/2500, test error of best model 5.380000 %</text:p>
            <text:p text:style-name="P14">epoch 39, minibatch 2500/2500, validation error 4.660000 %</text:p>
            <text:p text:style-name="P14"><text:s text:c="5"/>epoch 39, minibatch 2500/2500, test error of best model 5.310000 %</text:p>
            <text:p text:style-name="P14">epoch 40, minibatch 2500/2500, validation error 4.670000 %</text:p>
            <text:p text:style-name="P14"><text:soft-page-break/>epoch 41, minibatch 2500/2500, validation error 4.530000 %</text:p>
            <text:p text:style-name="P14"><text:s text:c="5"/>epoch 41, minibatch 2500/2500, test error of best model 5.170000 %</text:p>
            <text:p text:style-name="P14">epoch 42, minibatch 2500/2500, validation error 4.520000 %</text:p>
            <text:p text:style-name="P14"><text:s text:c="5"/>epoch 42, minibatch 2500/2500, test error of best model 5.130000 %</text:p>
            <text:p text:style-name="P14">epoch 43, minibatch 2500/2500, validation error 4.400000 %</text:p>
            <text:p text:style-name="P14"><text:s text:c="5"/>epoch 43, minibatch 2500/2500, test error of best model 5.140000 %</text:p>
            <text:p text:style-name="P14">epoch 44, minibatch 2500/2500, validation error 4.350000 %</text:p>
            <text:p text:style-name="P14"><text:s text:c="5"/>epoch 44, minibatch 2500/2500, test error of best model 5.010000 %</text:p>
            <text:p text:style-name="P14">epoch 45, minibatch 2500/2500, validation error 4.340000 %</text:p>
            <text:p text:style-name="P14"><text:s text:c="5"/>epoch 45, minibatch 2500/2500, test error of best model 4.990000 %</text:p>
            <text:p text:style-name="P14">epoch 46, minibatch 2500/2500, validation error 4.240000 %</text:p>
            <text:p text:style-name="P14"><text:s text:c="5"/>epoch 46, minibatch 2500/2500, test error of best model 4.880000 %</text:p>
            <text:p text:style-name="P14">epoch 47, minibatch 2500/2500, validation error 4.260000 %</text:p>
            <text:p text:style-name="P14">epoch 48, minibatch 2500/2500, validation error 4.280000 %</text:p>
            <text:p text:style-name="P14">epoch 49, minibatch 2500/2500, validation error 4.190000 %</text:p>
            <text:p text:style-name="P14"><text:s text:c="5"/>epoch 49, minibatch 2500/2500, test error of best model 4.790000 %</text:p>
            <text:p text:style-name="P14">epoch 50, minibatch 2500/2500, validation error 4.100000 %</text:p>
            <text:p text:style-name="P14"><text:s text:c="5"/>epoch 50, minibatch 2500/2500, test error of best model 4.810000 %</text:p>
            <text:p text:style-name="P14">epoch 51, minibatch 2500/2500, validation error 4.080000 %</text:p>
            <text:p text:style-name="P14"><text:s text:c="5"/>epoch 51, minibatch 2500/2500, test error of best model 4.720000 %</text:p>
            <text:p text:style-name="P14">epoch 52, minibatch 2500/2500, validation error 4.090000 %</text:p>
            <text:p text:style-name="P14">epoch 53, minibatch 2500/2500, validation error 4.070000 %</text:p>
            <text:p text:style-name="P14"><text:s text:c="5"/>epoch 53, minibatch 2500/2500, test error of best model 4.630000 %</text:p>
            <text:p text:style-name="P14">epoch 54, minibatch 2500/2500, validation error 4.010000 %</text:p>
            <text:p text:style-name="P14"><text:s text:c="5"/>epoch 54, minibatch 2500/2500, test error of best model 4.610000 %</text:p>
            <text:p text:style-name="P14">epoch 55, minibatch 2500/2500, validation error 4.050000 %</text:p>
            <text:p text:style-name="P14">epoch 56, minibatch 2500/2500, validation error 4.020000 %</text:p>
            <text:p text:style-name="P14">epoch 57, minibatch 2500/2500, validation error 3.960000 %</text:p>
            <text:p text:style-name="P14"><text:s text:c="5"/>epoch 57, minibatch 2500/2500, test error of best model 4.460000 %</text:p>
            <text:p text:style-name="P14">epoch 58, minibatch 2500/2500, validation error 4.040000 %</text:p>
            <text:p text:style-name="P14">epoch 59, minibatch 2500/2500, validation error 3.910000 %</text:p>
            <text:p text:style-name="P14"><text:s text:c="5"/>epoch 59, minibatch 2500/2500, test error of best model 4.410000 %</text:p>
            <text:p text:style-name="P14">epoch 60, minibatch 2500/2500, validation error 3.940000 %</text:p>
            <text:p text:style-name="P14">epoch 61, minibatch 2500/2500, validation error 3.950000 %</text:p>
            <text:p text:style-name="P14">epoch 62, minibatch 2500/2500, validation error 3.900000 %</text:p>
            <text:p text:style-name="P14"><text:s text:c="5"/>epoch 62, minibatch 2500/2500, test error of best model 4.360000 %</text:p>
            <text:p text:style-name="P14">epoch 63, minibatch 2500/2500, validation error 3.940000 %</text:p>
            <text:p text:style-name="P14">epoch 64, minibatch 2500/2500, validation error 3.950000 %</text:p>
            <text:p text:style-name="P14">epoch 65, minibatch 2500/2500, validation error 3.870000 %</text:p>
            <text:p text:style-name="P14"><text:s text:c="5"/>epoch 65, minibatch 2500/2500, test error of best model 4.230000 %</text:p>
            <text:p text:style-name="P14">epoch 66, minibatch 2500/2500, validation error 3.810000 %</text:p>
            <text:p text:style-name="P14"><text:s text:c="5"/>epoch 66, minibatch 2500/2500, test error of best model 4.190000 %</text:p>
            <text:p text:style-name="P14">epoch 67, minibatch 2500/2500, validation error 3.840000 %</text:p>
            <text:p text:style-name="P14">epoch 68, minibatch 2500/2500, validation error 3.780000 %</text:p>
            <text:p text:style-name="P14"><text:s text:c="5"/>epoch 68, minibatch 2500/2500, test error of best model 4.110000 %</text:p>
            <text:p text:style-name="P14">epoch 69, minibatch 2500/2500, validation error 3.790000 %</text:p>
            <text:p text:style-name="P14">epoch 70, minibatch 2500/2500, validation error 3.790000 %</text:p>
            <text:p text:style-name="P14">epoch 71, minibatch 2500/2500, validation error 3.750000 %</text:p>
            <text:p text:style-name="P14"><text:s text:c="5"/>epoch 71, minibatch 2500/2500, test error of best model 4.050000 %</text:p>
            <text:p text:style-name="P14">epoch 72, minibatch 2500/2500, validation error 3.720000 %</text:p>
            <text:p text:style-name="P14"><text:s text:c="5"/>epoch 72, minibatch 2500/2500, test error of best model 4.100000 %</text:p>
            <text:p text:style-name="P14">epoch 73, minibatch 2500/2500, validation error 3.710000 %</text:p>
            <text:p text:style-name="P14"><text:soft-page-break/><text:s text:c="5"/>epoch 73, minibatch 2500/2500, test error of best model 4.070000 %</text:p>
            <text:p text:style-name="P14">epoch 74, minibatch 2500/2500, validation error 3.700000 %</text:p>
            <text:p text:style-name="P14"><text:s text:c="5"/>epoch 74, minibatch 2500/2500, test error of best model 4.040000 %</text:p>
            <text:p text:style-name="P14">epoch 75, minibatch 2500/2500, validation error 3.780000 %</text:p>
            <text:p text:style-name="P14">epoch 76, minibatch 2500/2500, validation error 3.720000 %</text:p>
            <text:p text:style-name="P14">epoch 77, minibatch 2500/2500, validation error 3.600000 %</text:p>
            <text:p text:style-name="P14"><text:s text:c="5"/>epoch 77, minibatch 2500/2500, test error of best model 3.900000 %</text:p>
            <text:p text:style-name="P14">epoch 78, minibatch 2500/2500, validation error 3.640000 %</text:p>
            <text:p text:style-name="P14">epoch 79, minibatch 2500/2500, validation error 3.580000 %</text:p>
            <text:p text:style-name="P14"><text:s text:c="5"/>epoch 79, minibatch 2500/2500, test error of best model 3.900000 %</text:p>
            <text:p text:style-name="P14">epoch 80, minibatch 2500/2500, validation error 3.640000 %</text:p>
            <text:p text:style-name="P14">epoch 81, minibatch 2500/2500, validation error 3.570000 %</text:p>
            <text:p text:style-name="P14"><text:s text:c="5"/>epoch 81, minibatch 2500/2500, test error of best model 3.920000 %</text:p>
            <text:p text:style-name="P14">epoch 82, minibatch 2500/2500, validation error 3.580000 %</text:p>
            <text:p text:style-name="P14">epoch 83, minibatch 2500/2500, validation error 3.600000 %</text:p>
            <text:p text:style-name="P14">epoch 84, minibatch 2500/2500, validation error 3.500000 %</text:p>
            <text:p text:style-name="P14"><text:s text:c="5"/>epoch 84, minibatch 2500/2500, test error of best model 3.800000 %</text:p>
            <text:p text:style-name="P14">epoch 85, minibatch 2500/2500, validation error 3.520000 %</text:p>
            <text:p text:style-name="P14">epoch 86, minibatch 2500/2500, validation error 3.520000 %</text:p>
            <text:p text:style-name="P14">epoch 87, minibatch 2500/2500, validation error 3.480000 %</text:p>
            <text:p text:style-name="P14"><text:s text:c="5"/>epoch 87, minibatch 2500/2500, test error of best model 3.730000 %</text:p>
            <text:p text:style-name="P14">epoch 88, minibatch 2500/2500, validation error 3.450000 %</text:p>
            <text:p text:style-name="P14"><text:s text:c="5"/>epoch 88, minibatch 2500/2500, test error of best model 3.730000 %</text:p>
            <text:p text:style-name="P14">epoch 89, minibatch 2500/2500, validation error 3.470000 %</text:p>
            <text:p text:style-name="P14">epoch 90, minibatch 2500/2500, validation error 3.460000 %</text:p>
            <text:p text:style-name="P14">epoch 91, minibatch 2500/2500, validation error 3.420000 %</text:p>
            <text:p text:style-name="P14"><text:s text:c="5"/>epoch 91, minibatch 2500/2500, test error of best model 3.720000 %</text:p>
            <text:p text:style-name="P14">epoch 92, minibatch 2500/2500, validation error 3.440000 %</text:p>
            <text:p text:style-name="P14">epoch 93, minibatch 2500/2500, validation error 3.480000 %</text:p>
            <text:p text:style-name="P14">epoch 94, minibatch 2500/2500, validation error 3.440000 %</text:p>
            <text:p text:style-name="P14">epoch 95, minibatch 2500/2500, validation error 3.370000 %</text:p>
            <text:p text:style-name="P14"><text:s text:c="5"/>epoch 95, minibatch 2500/2500, test error of best model 3.610000 %</text:p>
            <text:p text:style-name="P14">epoch 96, minibatch 2500/2500, validation error 3.390000 %</text:p>
            <text:p text:style-name="P14">epoch 97, minibatch 2500/2500, validation error 3.420000 %</text:p>
            <text:p text:style-name="P14">epoch 98, minibatch 2500/2500, validation error 3.290000 %</text:p>
            <text:p text:style-name="P14"><text:s text:c="5"/>epoch 98, minibatch 2500/2500, test error of best model 3.660000 %</text:p>
            <text:p text:style-name="P14">epoch 99, minibatch 2500/2500, validation error 3.330000 %</text:p>
            <text:p text:style-name="P14">epoch 100, minibatch 2500/2500, validation error 3.300000 %</text:p>
            <text:p text:style-name="P14">epoch 101, minibatch 2500/2500, validation error 3.270000 %</text:p>
            <text:p text:style-name="P14"><text:s text:c="5"/>epoch 101, minibatch 2500/2500, test error of best model 3.520000 %</text:p>
            <text:p text:style-name="P14">epoch 102, minibatch 2500/2500, validation error 3.310000 %</text:p>
            <text:p text:style-name="P14">epoch 103, minibatch 2500/2500, validation error 3.270000 %</text:p>
            <text:p text:style-name="P14">epoch 104, minibatch 2500/2500, validation error 3.250000 %</text:p>
            <text:p text:style-name="P14"><text:s text:c="5"/>epoch 104, minibatch 2500/2500, test error of best model 3.500000 %</text:p>
            <text:p text:style-name="P14">epoch 105, minibatch 2500/2500, validation error 3.200000 %</text:p>
            <text:p text:style-name="P14"><text:s text:c="5"/>epoch 105, minibatch 2500/2500, test error of best model 3.520000 %</text:p>
            <text:p text:style-name="P14">epoch 106, minibatch 2500/2500, validation error 3.150000 %</text:p>
            <text:p text:style-name="P14"><text:s text:c="5"/>epoch 106, minibatch 2500/2500, test error of best model 3.510000 %</text:p>
            <text:p text:style-name="P14">epoch 107, minibatch 2500/2500, validation error 3.230000 %</text:p>
            <text:p text:style-name="P14">epoch 108, minibatch 2500/2500, validation error 3.180000 %</text:p>
            <text:p text:style-name="P14">epoch 109, minibatch 2500/2500, validation error 3.200000 %</text:p>
            <text:p text:style-name="P14">epoch 110, minibatch 2500/2500, validation error 3.180000 %</text:p>
            <text:p text:style-name="P14"><text:soft-page-break/>epoch 111, minibatch 2500/2500, validation error 3.260000 %</text:p>
            <text:p text:style-name="P14">epoch 112, minibatch 2500/2500, validation error 3.160000 %</text:p>
            <text:p text:style-name="P14">epoch 113, minibatch 2500/2500, validation error 3.160000 %</text:p>
            <text:p text:style-name="P14">epoch 114, minibatch 2500/2500, validation error 3.160000 %</text:p>
            <text:p text:style-name="P14">epoch 115, minibatch 2500/2500, validation error 3.170000 %</text:p>
            <text:p text:style-name="P14">epoch 116, minibatch 2500/2500, validation error 3.130000 %</text:p>
            <text:p text:style-name="P14"><text:s text:c="5"/>epoch 116, minibatch 2500/2500, test error of best model 3.440000 %</text:p>
            <text:p text:style-name="P14">epoch 117, minibatch 2500/2500, validation error 3.180000 %</text:p>
            <text:p text:style-name="P14">epoch 118, minibatch 2500/2500, validation error 3.130000 %</text:p>
            <text:p text:style-name="P14">epoch 119, minibatch 2500/2500, validation error 3.070000 %</text:p>
            <text:p text:style-name="P14"><text:s text:c="5"/>epoch 119, minibatch 2500/2500, test error of best model 3.400000 %</text:p>
            <text:p text:style-name="P14">epoch 120, minibatch 2500/2500, validation error 3.060000 %</text:p>
            <text:p text:style-name="P14"><text:s text:c="5"/>epoch 120, minibatch 2500/2500, test error of best model 3.380000 %</text:p>
            <text:p text:style-name="P14">epoch 121, minibatch 2500/2500, validation error 3.100000 %</text:p>
            <text:p text:style-name="P14">epoch 122, minibatch 2500/2500, validation error 3.060000 %</text:p>
            <text:p text:style-name="P14">epoch 123, minibatch 2500/2500, validation error 3.070000 %</text:p>
            <text:p text:style-name="P14">epoch 124, minibatch 2500/2500, validation error 3.030000 %</text:p>
            <text:p text:style-name="P14"><text:s text:c="5"/>epoch 124, minibatch 2500/2500, test error of best model 3.350000 %</text:p>
            <text:p text:style-name="P14">epoch 125, minibatch 2500/2500, validation error 3.050000 %</text:p>
            <text:p text:style-name="P14">epoch 126, minibatch 2500/2500, validation error 3.010000 %</text:p>
            <text:p text:style-name="P14"><text:s text:c="5"/>epoch 126, minibatch 2500/2500, test error of best model 3.290000 %</text:p>
            <text:p text:style-name="P14">epoch 127, minibatch 2500/2500, validation error 3.000000 %</text:p>
            <text:p text:style-name="P14"><text:s text:c="5"/>epoch 127, minibatch 2500/2500, test error of best model 3.240000 %</text:p>
            <text:p text:style-name="P14">epoch 128, minibatch 2500/2500, validation error 3.030000 %</text:p>
            <text:p text:style-name="P14">epoch 129, minibatch 2500/2500, validation error 3.040000 %</text:p>
            <text:p text:style-name="P14">epoch 130, minibatch 2500/2500, validation error 3.030000 %</text:p>
            <text:p text:style-name="P14">epoch 131, minibatch 2500/2500, validation error 2.990000 %</text:p>
            <text:p text:style-name="P14"><text:s text:c="5"/>epoch 131, minibatch 2500/2500, test error of best model 3.320000 %</text:p>
            <text:p text:style-name="P14">epoch 132, minibatch 2500/2500, validation error 3.040000 %</text:p>
            <text:p text:style-name="P14">epoch 133, minibatch 2500/2500, validation error 3.030000 %</text:p>
            <text:p text:style-name="P14">epoch 134, minibatch 2500/2500, validation error 3.020000 %</text:p>
            <text:p text:style-name="P14">epoch 135, minibatch 2500/2500, validation error 2.940000 %</text:p>
            <text:p text:style-name="P14"><text:s text:c="5"/>epoch 135, minibatch 2500/2500, test error of best model 3.300000 %</text:p>
            <text:p text:style-name="P14">epoch 136, minibatch 2500/2500, validation error 2.980000 %</text:p>
            <text:p text:style-name="P14">epoch 137, minibatch 2500/2500, validation error 2.970000 %</text:p>
            <text:p text:style-name="P14">epoch 138, minibatch 2500/2500, validation error 2.980000 %</text:p>
            <text:p text:style-name="P14">epoch 139, minibatch 2500/2500, validation error 3.010000 %</text:p>
            <text:p text:style-name="P14">epoch 140, minibatch 2500/2500, validation error 2.950000 %</text:p>
            <text:p text:style-name="P14">epoch 141, minibatch 2500/2500, validation error 2.980000 %</text:p>
            <text:p text:style-name="P14">epoch 142, minibatch 2500/2500, validation error 2.960000 %</text:p>
            <text:p text:style-name="P14">epoch 143, minibatch 2500/2500, validation error 2.960000 %</text:p>
            <text:p text:style-name="P14">epoch 144, minibatch 2500/2500, validation error 2.950000 %</text:p>
            <text:p text:style-name="P14">epoch 145, minibatch 2500/2500, validation error 2.950000 %</text:p>
            <text:p text:style-name="P14">epoch 146, minibatch 2500/2500, validation error 2.960000 %</text:p>
            <text:p text:style-name="P14">epoch 147, minibatch 2500/2500, validation error 2.900000 %</text:p>
            <text:p text:style-name="P14"><text:s text:c="5"/>epoch 147, minibatch 2500/2500, test error of best model 3.130000 %</text:p>
            <text:p text:style-name="P14">epoch 148, minibatch 2500/2500, validation error 2.960000 %</text:p>
            <text:p text:style-name="P14">epoch 149, minibatch 2500/2500, validation error 2.940000 %</text:p>
            <text:p text:style-name="P14">epoch 150, minibatch 2500/2500, validation error 2.910000 %</text:p>
            <text:p text:style-name="P14">epoch 151, minibatch 2500/2500, validation error 2.930000 %</text:p>
            <text:p text:style-name="P14">epoch 152, minibatch 2500/2500, validation error 2.910000 %</text:p>
            <text:p text:style-name="P14">epoch 153, minibatch 2500/2500, validation error 2.960000 %</text:p>
            <text:p text:style-name="P14"><text:soft-page-break/>epoch 154, minibatch 2500/2500, validation error 2.890000 %</text:p>
            <text:p text:style-name="P14"><text:s text:c="5"/>epoch 154, minibatch 2500/2500, test error of best model 3.120000 %</text:p>
            <text:p text:style-name="P14">epoch 155, minibatch 2500/2500, validation error 2.920000 %</text:p>
            <text:p text:style-name="P14">epoch 156, minibatch 2500/2500, validation error 2.910000 %</text:p>
            <text:p text:style-name="P14">epoch 157, minibatch 2500/2500, validation error 2.930000 %</text:p>
            <text:p text:style-name="P14">epoch 158, minibatch 2500/2500, validation error 2.920000 %</text:p>
            <text:p text:style-name="P14">epoch 159, minibatch 2500/2500, validation error 2.900000 %</text:p>
            <text:p text:style-name="P14">epoch 160, minibatch 2500/2500, validation error 2.870000 %</text:p>
            <text:p text:style-name="P14"><text:s text:c="5"/>epoch 160, minibatch 2500/2500, test error of best model 3.160000 %</text:p>
            <text:p text:style-name="P14">epoch 161, minibatch 2500/2500, validation error 2.870000 %</text:p>
            <text:p text:style-name="P14">epoch 162, minibatch 2500/2500, validation error 2.850000 %</text:p>
            <text:p text:style-name="P14"><text:s text:c="5"/>epoch 162, minibatch 2500/2500, test error of best model 3.040000 %</text:p>
            <text:p text:style-name="P14">epoch 163, minibatch 2500/2500, validation error 2.810000 %</text:p>
            <text:p text:style-name="P14"><text:s text:c="5"/>epoch 163, minibatch 2500/2500, test error of best model 3.080000 %</text:p>
            <text:p text:style-name="P14">epoch 164, minibatch 2500/2500, validation error 2.900000 %</text:p>
            <text:p text:style-name="P14">epoch 165, minibatch 2500/2500, validation error 2.900000 %</text:p>
            <text:p text:style-name="P14">epoch 166, minibatch 2500/2500, validation error 2.840000 %</text:p>
            <text:p text:style-name="P14">epoch 167, minibatch 2500/2500, validation error 2.850000 %</text:p>
            <text:p text:style-name="P14">epoch 168, minibatch 2500/2500, validation error 2.820000 %</text:p>
            <text:p text:style-name="P14">epoch 169, minibatch 2500/2500, validation error 2.810000 %</text:p>
            <text:p text:style-name="P14">epoch 170, minibatch 2500/2500, validation error 2.850000 %</text:p>
            <text:p text:style-name="P14">epoch 171, minibatch 2500/2500, validation error 2.820000 %</text:p>
            <text:p text:style-name="P14">epoch 172, minibatch 2500/2500, validation error 2.790000 %</text:p>
            <text:p text:style-name="P14"><text:s text:c="5"/>epoch 172, minibatch 2500/2500, test error of best model 3.030000 %</text:p>
            <text:p text:style-name="P14">epoch 173, minibatch 2500/2500, validation error 2.840000 %</text:p>
            <text:p text:style-name="P14">epoch 174, minibatch 2500/2500, validation error 2.880000 %</text:p>
            <text:p text:style-name="P14">epoch 175, minibatch 2500/2500, validation error 2.850000 %</text:p>
            <text:p text:style-name="P14">epoch 176, minibatch 2500/2500, validation error 2.800000 %</text:p>
            <text:p text:style-name="P14">epoch 177, minibatch 2500/2500, validation error 2.840000 %</text:p>
            <text:p text:style-name="P14">epoch 178, minibatch 2500/2500, validation error 2.810000 %</text:p>
            <text:p text:style-name="P14">epoch 179, minibatch 2500/2500, validation error 2.790000 %</text:p>
            <text:p text:style-name="P14"><text:s text:c="5"/>epoch 179, minibatch 2500/2500, test error of best model 3.040000 %</text:p>
            <text:p text:style-name="P14">epoch 180, minibatch 2500/2500, validation error 2.780000 %</text:p>
            <text:p text:style-name="P14"><text:s text:c="5"/>epoch 180, minibatch 2500/2500, test error of best model 3.030000 %</text:p>
            <text:p text:style-name="P14">epoch 181, minibatch 2500/2500, validation error 2.790000 %</text:p>
            <text:p text:style-name="P14">epoch 182, minibatch 2500/2500, validation error 2.830000 %</text:p>
            <text:p text:style-name="P14">epoch 183, minibatch 2500/2500, validation error 2.770000 %</text:p>
            <text:p text:style-name="P14"><text:s text:c="5"/>epoch 183, minibatch 2500/2500, test error of best model 2.990000 %</text:p>
            <text:p text:style-name="P14">epoch 184, minibatch 2500/2500, validation error 2.770000 %</text:p>
            <text:p text:style-name="P14">epoch 185, minibatch 2500/2500, validation error 2.770000 %</text:p>
            <text:p text:style-name="P14">epoch 186, minibatch 2500/2500, validation error 2.830000 %</text:p>
            <text:p text:style-name="P14">epoch 187, minibatch 2500/2500, validation error 2.830000 %</text:p>
            <text:p text:style-name="P14">epoch 188, minibatch 2500/2500, validation error 2.810000 %</text:p>
            <text:p text:style-name="P14">epoch 189, minibatch 2500/2500, validation error 2.800000 %</text:p>
            <text:p text:style-name="P14">epoch 190, minibatch 2500/2500, validation error 2.700000 %</text:p>
            <text:p text:style-name="P14"><text:s text:c="5"/>epoch 190, minibatch 2500/2500, test error of best model 2.990000 %</text:p>
            <text:p text:style-name="P14">epoch 191, minibatch 2500/2500, validation error 2.800000 %</text:p>
            <text:p text:style-name="P14">epoch 192, minibatch 2500/2500, validation error 2.810000 %</text:p>
            <text:p text:style-name="P14">epoch 193, minibatch 2500/2500, validation error 2.800000 %</text:p>
            <text:p text:style-name="P14">epoch 194, minibatch 2500/2500, validation error 2.720000 %</text:p>
            <text:p text:style-name="P14">epoch 195, minibatch 2500/2500, validation error 2.770000 %</text:p>
            <text:p text:style-name="P14">epoch 196, minibatch 2500/2500, validation error 2.750000 %</text:p>
            <text:p text:style-name="P14"><text:soft-page-break/>epoch 197, minibatch 2500/2500, validation error 2.730000 %</text:p>
            <text:p text:style-name="P14">epoch 198, minibatch 2500/2500, validation error 2.730000 %</text:p>
            <text:p text:style-name="P14">epoch 199, minibatch 2500/2500, validation error 2.730000 %</text:p>
            <text:p text:style-name="P14">The code for file problem_15.py ran for 169.83m</text:p>
            <text:p text:style-name="P14">epoch 200, minibatch 2500/2500, validation error 2.690000 %</text:p>
            <text:p text:style-name="P14"><text:s text:c="5"/>epoch 200, minibatch 2500/2500, test error of best model 2.900000 %</text:p>
            <text:p text:style-name="P10">Optimization complete. Best validation score of 2.690000 % obtained at iteration 500000, with test performance 2.900000 %</text:p>
            <text:p text:style-name="P14"/>
            <text:p text:style-name="P14">Process finished with exit code 0</text:p>
          </table:table-cell>
        </table:table-row>
      </table:table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9:11:55.686403751</meta:creation-date>
    <dc:date>2016-05-12T22:43:34.615751593</dc:date>
    <meta:editing-duration>PT4H7M27S</meta:editing-duration>
    <meta:editing-cycles>22</meta:editing-cycles>
    <meta:generator>LibreOffice/4.2.8.2$Linux_X86_64 LibreOffice_project/420m0$Build-2</meta:generator>
    <meta:document-statistic meta:table-count="3" meta:image-count="0" meta:object-count="0" meta:page-count="18" meta:paragraph-count="879" meta:word-count="7849" meta:character-count="54852" meta:non-whitespace-character-count="46557"/>
  </office:meta>
</office:document-meta>
</file>